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ext-properties fo:color="#000000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80458333333333cm" style:use-optimal-column-width="true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65.25pt" style:use-optimal-row-height="true" fo:break-before="auto"/>
    </style:style>
    <style:style style:name="ro6" style:family="table-row">
      <style:table-row-properties style:row-height="29.25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6373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4199220" table:style-name="ce5">
            <text:p>4.199.220</text:p>
          </table:table-cell>
          <table:table-cell office:value-type="float" office:value="612000" table:style-name="ce5">
            <text:p>612.000</text:p>
          </table:table-cell>
          <table:table-cell office:value-type="float" office:value="1293200" table:style-name="ce5">
            <text:p>1.293.200</text:p>
          </table:table-cell>
          <table:table-cell office:value-type="float" office:value="252600" table:style-name="ce5">
            <text:p>252.600</text:p>
          </table:table-cell>
          <table:table-cell office:value-type="float" office:value="6357020" table:style-name="ce6">
            <text:p>6.357.020</text:p>
          </table:table-cell>
          <table:table-cell office:value-type="float" office:value="5944289" table:style-name="ce6">
            <text:p>5.944.289</text:p>
          </table:table-cell>
          <table:table-cell office:value-type="percentage" office:value="0.93507476773708431" table:style-name="ce7">
            <text:p>93,5%</text:p>
          </table:table-cell>
          <table:table-cell office:value-type="float" office:value="3850035" table:style-name="ce5">
            <text:p>3.850.035</text:p>
          </table:table-cell>
          <table:table-cell office:value-type="float" office:value="2183658" table:style-name="ce5">
            <text:p>2.183.658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70175" table:style-name="ce5">
            <text:p>770.175</text:p>
          </table:table-cell>
          <table:table-cell office:value-type="float" office:value="110300" table:style-name="ce5">
            <text:p>110.300</text:p>
          </table:table-cell>
          <table:table-cell office:value-type="float" office:value="203200" table:style-name="ce5">
            <text:p>203.200</text:p>
          </table:table-cell>
          <table:table-cell office:value-type="float" office:value="39500" table:style-name="ce5">
            <text:p>39.500</text:p>
          </table:table-cell>
          <table:table-cell office:value-type="float" office:value="1123175" table:style-name="ce6">
            <text:p>1.123.175</text:p>
          </table:table-cell>
          <table:table-cell office:value-type="float" office:value="1013296" table:style-name="ce6">
            <text:p>1.013.296</text:p>
          </table:table-cell>
          <table:table-cell office:value-type="percentage" office:value="0.90217107752576398" table:style-name="ce7">
            <text:p>90,2%</text:p>
          </table:table-cell>
          <table:table-cell office:value-type="float" office:value="660494" table:style-name="ce5">
            <text:p>660.494</text:p>
          </table:table-cell>
          <table:table-cell office:value-type="float" office:value="392449" table:style-name="ce5">
            <text:p>392.449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4825" table:style-name="ce5">
            <text:p>674.825</text:p>
          </table:table-cell>
          <table:table-cell office:value-type="float" office:value="93400" table:style-name="ce5">
            <text:p>93.400</text:p>
          </table:table-cell>
          <table:table-cell office:value-type="float" office:value="155800" table:style-name="ce5">
            <text:p>155.800</text:p>
          </table:table-cell>
          <table:table-cell office:value-type="float" office:value="30500" table:style-name="ce5">
            <text:p>30.500</text:p>
          </table:table-cell>
          <table:table-cell office:value-type="float" office:value="954525" table:style-name="ce6">
            <text:p>954.525</text:p>
          </table:table-cell>
          <table:table-cell office:value-type="float" office:value="918611" table:style-name="ce6">
            <text:p>918.611</text:p>
          </table:table-cell>
          <table:table-cell office:value-type="percentage" office:value="0.9623750032738797" table:style-name="ce7">
            <text:p>96,2%</text:p>
          </table:table-cell>
          <table:table-cell office:value-type="float" office:value="585834" table:style-name="ce5">
            <text:p>585.834</text:p>
          </table:table-cell>
          <table:table-cell office:value-type="float" office:value="359069" table:style-name="ce5">
            <text:p>359.069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539730" table:style-name="ce5">
            <text:p>539.730</text:p>
          </table:table-cell>
          <table:table-cell office:value-type="float" office:value="77600" table:style-name="ce5">
            <text:p>77.600</text:p>
          </table:table-cell>
          <table:table-cell office:value-type="float" office:value="178900" table:style-name="ce5">
            <text:p>178.900</text:p>
          </table:table-cell>
          <table:table-cell office:value-type="float" office:value="34900" table:style-name="ce5">
            <text:p>34.900</text:p>
          </table:table-cell>
          <table:table-cell office:value-type="float" office:value="831130" table:style-name="ce6">
            <text:p>831.130</text:p>
          </table:table-cell>
          <table:table-cell office:value-type="float" office:value="723083" table:style-name="ce6">
            <text:p>723.083</text:p>
          </table:table-cell>
          <table:table-cell office:value-type="percentage" office:value="0.86999987968187886" table:style-name="ce7">
            <text:p>87,0%</text:p>
          </table:table-cell>
          <table:table-cell office:value-type="float" office:value="481030" table:style-name="ce5">
            <text:p>481.030</text:p>
          </table:table-cell>
          <table:table-cell office:value-type="float" office:value="275864" table:style-name="ce5">
            <text:p>275.864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055310" table:style-name="ce5">
            <text:p>1.055.310</text:p>
          </table:table-cell>
          <table:table-cell office:value-type="float" office:value="147100" table:style-name="ce5">
            <text:p>147.100</text:p>
          </table:table-cell>
          <table:table-cell office:value-type="float" office:value="332500" table:style-name="ce5">
            <text:p>332.500</text:p>
          </table:table-cell>
          <table:table-cell office:value-type="float" office:value="64900" table:style-name="ce5">
            <text:p>64.900</text:p>
          </table:table-cell>
          <table:table-cell office:value-type="float" office:value="1599810" table:style-name="ce6">
            <text:p>1.599.810</text:p>
          </table:table-cell>
          <table:table-cell office:value-type="float" office:value="1395452" table:style-name="ce6">
            <text:p>1.395.452</text:p>
          </table:table-cell>
          <table:table-cell office:value-type="percentage" office:value="0.87226108100336919" table:style-name="ce7">
            <text:p>87,2%</text:p>
          </table:table-cell>
          <table:table-cell office:value-type="float" office:value="932289" table:style-name="ce5">
            <text:p>932.289</text:p>
          </table:table-cell>
          <table:table-cell office:value-type="float" office:value="530935" table:style-name="ce5">
            <text:p>530.935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41205" table:style-name="ce5">
            <text:p>341.205</text:p>
          </table:table-cell>
          <table:table-cell office:value-type="float" office:value="48300" table:style-name="ce5">
            <text:p>48.300</text:p>
          </table:table-cell>
          <table:table-cell office:value-type="float" office:value="89000" table:style-name="ce5">
            <text:p>89.000</text:p>
          </table:table-cell>
          <table:table-cell office:value-type="float" office:value="17350" table:style-name="ce5">
            <text:p>17.350</text:p>
          </table:table-cell>
          <table:table-cell office:value-type="float" office:value="495855" table:style-name="ce6">
            <text:p>495.855</text:p>
          </table:table-cell>
          <table:table-cell office:value-type="float" office:value="439691" table:style-name="ce6">
            <text:p>439.691</text:p>
          </table:table-cell>
          <table:table-cell office:value-type="percentage" office:value="0.88673301670851357" table:style-name="ce7">
            <text:p>88,7%</text:p>
          </table:table-cell>
          <table:table-cell office:value-type="float" office:value="285670" table:style-name="ce5">
            <text:p>285.670</text:p>
          </table:table-cell>
          <table:table-cell office:value-type="float" office:value="165302" table:style-name="ce5">
            <text:p>165.302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82725" table:style-name="ce5">
            <text:p>1.582.725</text:p>
          </table:table-cell>
          <table:table-cell office:value-type="float" office:value="227000" table:style-name="ce5">
            <text:p>227.000</text:p>
          </table:table-cell>
          <table:table-cell office:value-type="float" office:value="365900" table:style-name="ce5">
            <text:p>365.900</text:p>
          </table:table-cell>
          <table:table-cell office:value-type="float" office:value="71450" table:style-name="ce5">
            <text:p>71.450</text:p>
          </table:table-cell>
          <table:table-cell office:value-type="float" office:value="2247075" table:style-name="ce6">
            <text:p>2.247.075</text:p>
          </table:table-cell>
          <table:table-cell office:value-type="float" office:value="1970371" table:style-name="ce6">
            <text:p>1.970.371</text:p>
          </table:table-cell>
          <table:table-cell office:value-type="percentage" office:value="0.87686036291623559" table:style-name="ce7">
            <text:p>87,7%</text:p>
          </table:table-cell>
          <table:table-cell office:value-type="float" office:value="1241529" table:style-name="ce5">
            <text:p>1.241.529</text:p>
          </table:table-cell>
          <table:table-cell office:value-type="float" office:value="791740" table:style-name="ce5">
            <text:p>791.740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109025" table:style-name="ce5">
            <text:p>1.109.025</text:p>
          </table:table-cell>
          <table:table-cell office:value-type="float" office:value="161000" table:style-name="ce5">
            <text:p>161.000</text:p>
          </table:table-cell>
          <table:table-cell office:value-type="float" office:value="311600" table:style-name="ce5">
            <text:p>311.600</text:p>
          </table:table-cell>
          <table:table-cell office:value-type="float" office:value="61075" table:style-name="ce5">
            <text:p>61.075</text:p>
          </table:table-cell>
          <table:table-cell office:value-type="float" office:value="1642700" table:style-name="ce6">
            <text:p>1.642.700</text:p>
          </table:table-cell>
          <table:table-cell office:value-type="float" office:value="1465203" table:style-name="ce6">
            <text:p>1.465.203</text:p>
          </table:table-cell>
          <table:table-cell office:value-type="percentage" office:value="0.89194801241857913" table:style-name="ce7">
            <text:p>89,2%</text:p>
          </table:table-cell>
          <table:table-cell office:value-type="float" office:value="967942" table:style-name="ce5">
            <text:p>967.942</text:p>
          </table:table-cell>
          <table:table-cell office:value-type="float" office:value="549330" table:style-name="ce5">
            <text:p>549.330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030100" table:style-name="ce5">
            <text:p>4.030.100</text:p>
          </table:table-cell>
          <table:table-cell office:value-type="float" office:value="588700" table:style-name="ce5">
            <text:p>588.700</text:p>
          </table:table-cell>
          <table:table-cell office:value-type="float" office:value="1188700" table:style-name="ce5">
            <text:p>1.188.700</text:p>
          </table:table-cell>
          <table:table-cell office:value-type="float" office:value="232050" table:style-name="ce5">
            <text:p>232.050</text:p>
          </table:table-cell>
          <table:table-cell office:value-type="float" office:value="6039550" table:style-name="ce6">
            <text:p>6.039.550</text:p>
          </table:table-cell>
          <table:table-cell office:value-type="float" office:value="5308613" table:style-name="ce6">
            <text:p>5.308.613</text:p>
          </table:table-cell>
          <table:table-cell office:value-type="percentage" office:value="0.878974923628416" table:style-name="ce7">
            <text:p>87,9%</text:p>
          </table:table-cell>
          <table:table-cell office:value-type="float" office:value="3402714" table:style-name="ce5">
            <text:p>3.402.714</text:p>
          </table:table-cell>
          <table:table-cell office:value-type="float" office:value="1983594" table:style-name="ce5">
            <text:p>1.983.594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549620" table:style-name="ce5">
            <text:p>2.549.620</text:p>
          </table:table-cell>
          <table:table-cell office:value-type="float" office:value="371100" table:style-name="ce5">
            <text:p>371.100</text:p>
          </table:table-cell>
          <table:table-cell office:value-type="float" office:value="772600" table:style-name="ce5">
            <text:p>772.600</text:p>
          </table:table-cell>
          <table:table-cell office:value-type="float" office:value="150900" table:style-name="ce5">
            <text:p>150.900</text:p>
          </table:table-cell>
          <table:table-cell office:value-type="float" office:value="3844220" table:style-name="ce6">
            <text:p>3.844.220</text:p>
          </table:table-cell>
          <table:table-cell office:value-type="float" office:value="3347509" table:style-name="ce6">
            <text:p>3.347.509</text:p>
          </table:table-cell>
          <table:table-cell office:value-type="percentage" office:value="0.87079017329913477" table:style-name="ce7">
            <text:p>87,1%</text:p>
          </table:table-cell>
          <table:table-cell office:value-type="float" office:value="2179433" table:style-name="ce5">
            <text:p>2.179.433</text:p>
          </table:table-cell>
          <table:table-cell office:value-type="float" office:value="1282020" table:style-name="ce5">
            <text:p>1.282.020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935" table:style-name="ce5">
            <text:p>621.935</text:p>
          </table:table-cell>
          <table:table-cell office:value-type="float" office:value="87400" table:style-name="ce5">
            <text:p>87.400</text:p>
          </table:table-cell>
          <table:table-cell office:value-type="float" office:value="162500" table:style-name="ce5">
            <text:p>162.500</text:p>
          </table:table-cell>
          <table:table-cell office:value-type="float" office:value="31700" table:style-name="ce5">
            <text:p>31.700</text:p>
          </table:table-cell>
          <table:table-cell office:value-type="float" office:value="903535" table:style-name="ce6">
            <text:p>903.535</text:p>
          </table:table-cell>
          <table:table-cell office:value-type="float" office:value="834638" table:style-name="ce6">
            <text:p>834.638</text:p>
          </table:table-cell>
          <table:table-cell office:value-type="percentage" office:value="0.9237472815109542" table:style-name="ce7">
            <text:p>92,4%</text:p>
          </table:table-cell>
          <table:table-cell office:value-type="float" office:value="535680" table:style-name="ce5">
            <text:p>535.680</text:p>
          </table:table-cell>
          <table:table-cell office:value-type="float" office:value="333488" table:style-name="ce5">
            <text:p>333.488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689595" table:style-name="ce5">
            <text:p>1.689.595</text:p>
          </table:table-cell>
          <table:table-cell office:value-type="float" office:value="235400" table:style-name="ce5">
            <text:p>235.400</text:p>
          </table:table-cell>
          <table:table-cell office:value-type="float" office:value="412900" table:style-name="ce5">
            <text:p>412.900</text:p>
          </table:table-cell>
          <table:table-cell office:value-type="float" office:value="80800" table:style-name="ce5">
            <text:p>80.800</text:p>
          </table:table-cell>
          <table:table-cell office:value-type="float" office:value="2418695" table:style-name="ce6">
            <text:p>2.418.695</text:p>
          </table:table-cell>
          <table:table-cell office:value-type="float" office:value="2263851" table:style-name="ce6">
            <text:p>2.263.851</text:p>
          </table:table-cell>
          <table:table-cell office:value-type="percentage" office:value="0.93598035304161953" table:style-name="ce7">
            <text:p>93,6%</text:p>
          </table:table-cell>
          <table:table-cell office:value-type="float" office:value="1436804" table:style-name="ce5">
            <text:p>1.436.804</text:p>
          </table:table-cell>
          <table:table-cell office:value-type="float" office:value="920224" table:style-name="ce5">
            <text:p>920.224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2585" table:style-name="ce5">
            <text:p>182.585</text:p>
          </table:table-cell>
          <table:table-cell office:value-type="float" office:value="25800" table:style-name="ce5">
            <text:p>25.800</text:p>
          </table:table-cell>
          <table:table-cell office:value-type="float" office:value="48700" table:style-name="ce5">
            <text:p>48.700</text:p>
          </table:table-cell>
          <table:table-cell office:value-type="float" office:value="9500" table:style-name="ce5">
            <text:p>9.500</text:p>
          </table:table-cell>
          <table:table-cell office:value-type="float" office:value="266585" table:style-name="ce6">
            <text:p>266.585</text:p>
          </table:table-cell>
          <table:table-cell office:value-type="float" office:value="233863" table:style-name="ce6">
            <text:p>233.863</text:p>
          </table:table-cell>
          <table:table-cell office:value-type="percentage" office:value="0.87725490931597805" table:style-name="ce7">
            <text:p>87,7%</text:p>
          </table:table-cell>
          <table:table-cell office:value-type="float" office:value="152293" table:style-name="ce5">
            <text:p>152.293</text:p>
          </table:table-cell>
          <table:table-cell office:value-type="float" office:value="92782" table:style-name="ce5">
            <text:p>92.782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381225" table:style-name="ce5">
            <text:p>3.381.225</text:p>
          </table:table-cell>
          <table:table-cell office:value-type="float" office:value="496200" table:style-name="ce5">
            <text:p>496.200</text:p>
          </table:table-cell>
          <table:table-cell office:value-type="float" office:value="1036100" table:style-name="ce5">
            <text:p>1.036.100</text:p>
          </table:table-cell>
          <table:table-cell office:value-type="float" office:value="202200" table:style-name="ce5">
            <text:p>202.200</text:p>
          </table:table-cell>
          <table:table-cell office:value-type="float" office:value="5115725" table:style-name="ce6">
            <text:p>5.115.725</text:p>
          </table:table-cell>
          <table:table-cell office:value-type="float" office:value="4394394" table:style-name="ce6">
            <text:p>4.394.394</text:p>
          </table:table-cell>
          <table:table-cell office:value-type="percentage" office:value="0.85899730732203161" table:style-name="ce7">
            <text:p>85,9%</text:p>
          </table:table-cell>
          <table:table-cell office:value-type="float" office:value="2821241" table:style-name="ce5">
            <text:p>2.821.241</text:p>
          </table:table-cell>
          <table:table-cell office:value-type="float" office:value="1790892" table:style-name="ce5">
            <text:p>1.790.892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33145" table:style-name="ce5">
            <text:p>733.145</text:p>
          </table:table-cell>
          <table:table-cell office:value-type="float" office:value="106700" table:style-name="ce5">
            <text:p>106.700</text:p>
          </table:table-cell>
          <table:table-cell office:value-type="float" office:value="230800" table:style-name="ce5">
            <text:p>230.800</text:p>
          </table:table-cell>
          <table:table-cell office:value-type="float" office:value="45100" table:style-name="ce5">
            <text:p>45.100</text:p>
          </table:table-cell>
          <table:table-cell office:value-type="float" office:value="1115745" table:style-name="ce6">
            <text:p>1.115.745</text:p>
          </table:table-cell>
          <table:table-cell office:value-type="float" office:value="974629" table:style-name="ce6">
            <text:p>974.629</text:p>
          </table:table-cell>
          <table:table-cell office:value-type="percentage" office:value="0.87352307202810675" table:style-name="ce7">
            <text:p>87,4%</text:p>
          </table:table-cell>
          <table:table-cell office:value-type="float" office:value="635097" table:style-name="ce5">
            <text:p>635.097</text:p>
          </table:table-cell>
          <table:table-cell office:value-type="float" office:value="376878" table:style-name="ce5">
            <text:p>376.878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56415" table:style-name="ce5">
            <text:p>356.415</text:p>
          </table:table-cell>
          <table:table-cell office:value-type="float" office:value="51700" table:style-name="ce5">
            <text:p>51.700</text:p>
          </table:table-cell>
          <table:table-cell office:value-type="float" office:value="101000" table:style-name="ce5">
            <text:p>101.000</text:p>
          </table:table-cell>
          <table:table-cell office:value-type="float" office:value="19750" table:style-name="ce5">
            <text:p>19.750</text:p>
          </table:table-cell>
          <table:table-cell office:value-type="float" office:value="528865" table:style-name="ce6">
            <text:p>528.865</text:p>
          </table:table-cell>
          <table:table-cell office:value-type="float" office:value="497056" table:style-name="ce6">
            <text:p>497.056</text:p>
          </table:table-cell>
          <table:table-cell office:value-type="percentage" office:value="0.93985421610429887" table:style-name="ce7">
            <text:p>94,0%</text:p>
          </table:table-cell>
          <table:table-cell office:value-type="float" office:value="324882" table:style-name="ce5">
            <text:p>324.882</text:p>
          </table:table-cell>
          <table:table-cell office:value-type="float" office:value="199741" table:style-name="ce5">
            <text:p>199.741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261080" table:style-name="ce5">
            <text:p>1.261.080</text:p>
          </table:table-cell>
          <table:table-cell office:value-type="float" office:value="179400" table:style-name="ce5">
            <text:p>179.400</text:p>
          </table:table-cell>
          <table:table-cell office:value-type="float" office:value="338200" table:style-name="ce5">
            <text:p>338.200</text:p>
          </table:table-cell>
          <table:table-cell office:value-type="float" office:value="66250" table:style-name="ce5">
            <text:p>66.250</text:p>
          </table:table-cell>
          <table:table-cell office:value-type="float" office:value="1844930" table:style-name="ce6">
            <text:p>1.844.930</text:p>
          </table:table-cell>
          <table:table-cell office:value-type="float" office:value="1702800" table:style-name="ce6">
            <text:p>1.702.800</text:p>
          </table:table-cell>
          <table:table-cell office:value-type="percentage" office:value="0.92296184679093518" table:style-name="ce7">
            <text:p>92,3%</text:p>
          </table:table-cell>
          <table:table-cell office:value-type="float" office:value="1077317" table:style-name="ce5">
            <text:p>1.077.317</text:p>
          </table:table-cell>
          <table:table-cell office:value-type="float" office:value="711994" table:style-name="ce5">
            <text:p>711.994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250" table:style-name="ce5">
            <text:p>38.250</text:p>
          </table:table-cell>
          <table:table-cell office:value-type="float" office:value="5000" table:style-name="ce5">
            <text:p>5.000</text:p>
          </table:table-cell>
          <table:table-cell office:value-type="float" office:value="13500" table:style-name="ce5">
            <text:p>13.500</text:p>
          </table:table-cell>
          <table:table-cell office:value-type="float" office:value="2550" table:style-name="ce5">
            <text:p>2.550</text:p>
          </table:table-cell>
          <table:table-cell office:value-type="float" office:value="59300" table:style-name="ce6">
            <text:p>59.300</text:p>
          </table:table-cell>
          <table:table-cell office:value-type="float" office:value="53933" table:style-name="ce6">
            <text:p>53.933</text:p>
          </table:table-cell>
          <table:table-cell office:value-type="percentage" office:value="0.90949409780775714" table:style-name="ce7">
            <text:p>90,9%</text:p>
          </table:table-cell>
          <table:table-cell office:value-type="float" office:value="35850" table:style-name="ce5">
            <text:p>35.850</text:p>
          </table:table-cell>
          <table:table-cell office:value-type="float" office:value="21064" table:style-name="ce5">
            <text:p>21.064</text:p>
          </table:table-cell>
          <table:table-cell office:value-type="date" office:date-value="2021-06-11T00:00:00" table:style-name="ce8">
            <text:p>11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8250" table:style-name="ce5">
            <text:p>38.250</text:p>
          </table:table-cell>
          <table:table-cell office:value-type="float" office:value="4900" table:style-name="ce5">
            <text:p>4.900</text:p>
          </table:table-cell>
          <table:table-cell office:value-type="float" office:value="13500" table:style-name="ce5">
            <text:p>13.500</text:p>
          </table:table-cell>
          <table:table-cell office:value-type="float" office:value="2550" table:style-name="ce5">
            <text:p>2.550</text:p>
          </table:table-cell>
          <table:table-cell office:value-type="float" office:value="59200" table:style-name="ce6">
            <text:p>59.200</text:p>
          </table:table-cell>
          <table:table-cell office:value-type="float" office:value="49446" table:style-name="ce6">
            <text:p>49.446</text:p>
          </table:table-cell>
          <table:table-cell office:value-type="percentage" office:value="0.83523648648648652" table:style-name="ce7">
            <text:p>83,5%</text:p>
          </table:table-cell>
          <table:table-cell office:value-type="float" office:value="31824" table:style-name="ce5">
            <text:p>31.824</text:p>
          </table:table-cell>
          <table:table-cell office:value-type="float" office:value="19864" table:style-name="ce5">
            <text:p>19.864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37248" table:style-name="ce5">
            <text:p>37.248</text:p>
          </table:table-cell>
          <table:table-cell office:value-type="float" office:value="16300" table:style-name="ce5">
            <text:p>16.300</text:p>
          </table:table-cell>
          <table:table-cell office:value-type="float" office:value="96100" table:style-name="ce5">
            <text:p>96.100</text:p>
          </table:table-cell>
          <table:table-cell office:value-type="float" office:value="1000" table:style-name="ce5">
            <text:p>1.000</text:p>
          </table:table-cell>
          <table:table-cell office:value-type="float" office:value="150648" table:style-name="ce6">
            <text:p>150.648</text:p>
          </table:table-cell>
          <table:table-cell office:value-type="float" office:value="101417" table:style-name="ce6">
            <text:p>101.417</text:p>
          </table:table-cell>
          <table:table-cell office:value-type="percentage" office:value="0.67320508735595563" table:style-name="ce7">
            <text:p>67,3%</text:p>
          </table:table-cell>
          <table:table-cell office:value-type="float" office:value="75437" table:style-name="ce5">
            <text:p>75.437</text:p>
          </table:table-cell>
          <table:table-cell office:value-type="float" office:value="26483" table:style-name="ce5">
            <text:p>26.483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1900" table:style-name="ce5">
            <text:p>1.9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00" table:style-name="ce6">
            <text:p>1.900</text:p>
          </table:table-cell>
          <table:table-cell office:value-type="float" office:value="445" table:style-name="ce6">
            <text:p>445</text:p>
          </table:table-cell>
          <table:table-cell office:value-type="percentage" office:value="0.23421052631578948" table:style-name="ce7">
            <text:p>23,4%</text:p>
          </table:table-cell>
          <table:table-cell office:value-type="float" office:value="445" table:style-name="ce5">
            <text:p>445</text:p>
          </table:table-cell>
          <table:table-cell office:value-type="float" office:value="0" table:style-name="ce5">
            <text:p>0</text:p>
          </table:table-cell>
          <table:table-cell office:value-type="date" office:date-value="2021-06-11T00:00:00" table:style-name="ce8">
            <text:p>11/06/202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5191663" table:style-name="ce11">
            <text:p>25.191.663</text:p>
          </table:table-cell>
          <table:table-cell office:value-type="float" office:value="3647200" table:style-name="ce12">
            <text:p>3.647.200</text:p>
          </table:table-cell>
          <table:table-cell office:value-type="float" office:value="7344700" table:style-name="ce13">
            <text:p>7.344.700</text:p>
          </table:table-cell>
          <table:table-cell office:value-type="float" office:value="1416625" table:style-name="ce14">
            <text:p>1.416.625</text:p>
          </table:table-cell>
          <table:table-cell office:value-type="float" office:value="37600188" table:style-name="ce15">
            <text:p>37.600.188</text:p>
          </table:table-cell>
          <table:table-cell office:value-type="float" office:value="33632590" table:style-name="ce15">
            <text:p>33.632.590</text:p>
          </table:table-cell>
          <table:table-cell office:value-type="percentage" office:value="0.89447930419922372" table:style-name="ce16">
            <text:p>89,4%</text:p>
          </table:table-cell>
          <table:table-cell office:value-type="float" office:value="21713840" table:style-name="ce15">
            <text:p>21.713.840</text:p>
          </table:table-cell>
          <table:table-cell office:value-type="float" office:value="13007371" table:style-name="ce15">
            <text:p>13.007.371</text:p>
          </table:table-cell>
          <table:table-cell table:style-name="ce1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4">
          <table:table-cell table:style-name="ce18"/>
          <table:table-cell table:number-columns-repeated="16383" table:style-name="ce9"/>
        </table:table-row>
        <table:table-row table:number-rows-repeated="1048550" table:style-name="ro2">
          <table:table-cell table:number-columns-repeated="16384"/>
        </table:table-row>
      </table:table>
      <table:table table:name="Mayores_de_50_años" table:style-name="ta1">
        <table:table-column table:style-name="co4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5">
          <table:table-cell table:style-name="ce19"/>
          <table:table-cell office:value-type="string" table:style-name="ce20">
            <text:p>Población a vacunar mayor de 5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3245065" table:style-name="ce23">
            <text:p>3.245.065</text:p>
          </table:table-cell>
          <table:table-cell office:value-type="float" office:value="3018307" table:style-name="ce23">
            <text:p>3.018.307</text:p>
          </table:table-cell>
          <table:table-cell office:value-type="percentage" office:value="0.9301222009420459" table:style-name="ce24">
            <text:p>93,0%</text:p>
          </table:table-cell>
          <table:table-cell office:value-type="float" office:value="1830608" table:style-name="ce23">
            <text:p>1.830.608</text:p>
          </table:table-cell>
          <table:table-cell office:value-type="percentage" office:value="0.56412059542721027" table:style-name="ce24">
            <text:p>56,4%</text:p>
          </table:table-cell>
          <table:table-cell office:value-type="date" office:date-value="2021-06-14T00:00:00" table:style-name="ce25">
            <text:p>14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572395" table:style-name="ce5">
            <text:p>572.395</text:p>
          </table:table-cell>
          <table:table-cell office:value-type="float" office:value="532573" table:style-name="ce5">
            <text:p>532.573</text:p>
          </table:table-cell>
          <table:table-cell office:value-type="percentage" office:value="0.9304291616803082" table:style-name="ce26">
            <text:p>93,0%</text:p>
          </table:table-cell>
          <table:table-cell office:value-type="float" office:value="329305" table:style-name="ce5">
            <text:p>329.305</text:p>
          </table:table-cell>
          <table:table-cell office:value-type="percentage" office:value="0.57531075568444867" table:style-name="ce26">
            <text:p>57,5%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509372" table:style-name="ce5">
            <text:p>509.372</text:p>
          </table:table-cell>
          <table:table-cell office:value-type="float" office:value="481016" table:style-name="ce5">
            <text:p>481.016</text:p>
          </table:table-cell>
          <table:table-cell office:value-type="percentage" office:value="0.94433145127725904" table:style-name="ce26">
            <text:p>94,4%</text:p>
          </table:table-cell>
          <table:table-cell office:value-type="float" office:value="307675" table:style-name="ce5">
            <text:p>307.675</text:p>
          </table:table-cell>
          <table:table-cell office:value-type="percentage" office:value="0.60402809734339535" table:style-name="ce26">
            <text:p>60,4%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413086" table:style-name="ce5">
            <text:p>413.086</text:p>
          </table:table-cell>
          <table:table-cell office:value-type="float" office:value="352530" table:style-name="ce5">
            <text:p>352.530</text:p>
          </table:table-cell>
          <table:table-cell office:value-type="percentage" office:value="0.85340582832630496" table:style-name="ce26">
            <text:p>85,3%</text:p>
          </table:table-cell>
          <table:table-cell office:value-type="float" office:value="216537" table:style-name="ce5">
            <text:p>216.537</text:p>
          </table:table-cell>
          <table:table-cell office:value-type="percentage" office:value="0.52419350934188036" table:style-name="ce26">
            <text:p>52,4%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830371" table:style-name="ce5">
            <text:p>830.371</text:p>
          </table:table-cell>
          <table:table-cell office:value-type="float" office:value="707290" table:style-name="ce5">
            <text:p>707.290</text:p>
          </table:table-cell>
          <table:table-cell office:value-type="percentage" office:value="0.85177589294423817" table:style-name="ce26">
            <text:p>85,2%</text:p>
          </table:table-cell>
          <table:table-cell office:value-type="float" office:value="429336" table:style-name="ce5">
            <text:p>429.336</text:p>
          </table:table-cell>
          <table:table-cell office:value-type="percentage" office:value="0.51704117797948146" table:style-name="ce26">
            <text:p>51,7%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261417" table:style-name="ce5">
            <text:p>261.417</text:p>
          </table:table-cell>
          <table:table-cell office:value-type="float" office:value="243664" table:style-name="ce5">
            <text:p>243.664</text:p>
          </table:table-cell>
          <table:table-cell office:value-type="percentage" office:value="0.93208934384527398" table:style-name="ce26">
            <text:p>93,2%</text:p>
          </table:table-cell>
          <table:table-cell office:value-type="float" office:value="147034" table:style-name="ce5">
            <text:p>147.034</text:p>
          </table:table-cell>
          <table:table-cell office:value-type="percentage" office:value="0.5624500319413045" table:style-name="ce26">
            <text:p>56,2%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1168817" table:style-name="ce5">
            <text:p>1.168.817</text:p>
          </table:table-cell>
          <table:table-cell office:value-type="float" office:value="1098566" table:style-name="ce5">
            <text:p>1.098.566</text:p>
          </table:table-cell>
          <table:table-cell office:value-type="percentage" office:value="0.93989563806823484" table:style-name="ce26">
            <text:p>94,0%</text:p>
          </table:table-cell>
          <table:table-cell office:value-type="float" office:value="701261" table:style-name="ce5">
            <text:p>701.261</text:p>
          </table:table-cell>
          <table:table-cell office:value-type="percentage" office:value="0.59997501747493409" table:style-name="ce26">
            <text:p>60,0%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820217" table:style-name="ce5">
            <text:p>820.217</text:p>
          </table:table-cell>
          <table:table-cell office:value-type="float" office:value="768588" table:style-name="ce5">
            <text:p>768.588</text:p>
          </table:table-cell>
          <table:table-cell office:value-type="percentage" office:value="0.93705446241665313" table:style-name="ce26">
            <text:p>93,7%</text:p>
          </table:table-cell>
          <table:table-cell office:value-type="float" office:value="478200" table:style-name="ce5">
            <text:p>478.200</text:p>
          </table:table-cell>
          <table:table-cell office:value-type="percentage" office:value="0.58301644564791999" table:style-name="ce26">
            <text:p>58,3%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3011852" table:style-name="ce5">
            <text:p>3.011.852</text:p>
          </table:table-cell>
          <table:table-cell office:value-type="float" office:value="2670246" table:style-name="ce5">
            <text:p>2.670.246</text:p>
          </table:table-cell>
          <table:table-cell office:value-type="percentage" office:value="0.88657942023711656" table:style-name="ce26">
            <text:p>88,7%</text:p>
          </table:table-cell>
          <table:table-cell office:value-type="float" office:value="1632321" table:style-name="ce5">
            <text:p>1.632.321</text:p>
          </table:table-cell>
          <table:table-cell office:value-type="percentage" office:value="0.54196587348913561" table:style-name="ce26">
            <text:p>54,2%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2047455" table:style-name="ce5">
            <text:p>2.047.455</text:p>
          </table:table-cell>
          <table:table-cell office:value-type="float" office:value="1857227" table:style-name="ce5">
            <text:p>1.857.227</text:p>
          </table:table-cell>
          <table:table-cell office:value-type="percentage" office:value="0.90709050992573703" table:style-name="ce26">
            <text:p>90,7%</text:p>
          </table:table-cell>
          <table:table-cell office:value-type="float" office:value="1145851" table:style-name="ce5">
            <text:p>1.145.851</text:p>
          </table:table-cell>
          <table:table-cell office:value-type="percentage" office:value="0.55964648795700023" table:style-name="ce26">
            <text:p>56,0%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462394" table:style-name="ce5">
            <text:p>462.394</text:p>
          </table:table-cell>
          <table:table-cell office:value-type="float" office:value="451412" table:style-name="ce5">
            <text:p>451.412</text:p>
          </table:table-cell>
          <table:table-cell office:value-type="percentage" office:value="0.97624969182126065" table:style-name="ce26">
            <text:p>97,6%</text:p>
          </table:table-cell>
          <table:table-cell office:value-type="float" office:value="290825" table:style-name="ce5">
            <text:p>290.825</text:p>
          </table:table-cell>
          <table:table-cell office:value-type="percentage" office:value="0.62895496048824162" table:style-name="ce26">
            <text:p>62,9%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1276880" table:style-name="ce5">
            <text:p>1.276.880</text:p>
          </table:table-cell>
          <table:table-cell office:value-type="float" office:value="1229183" table:style-name="ce5">
            <text:p>1.229.183</text:p>
          </table:table-cell>
          <table:table-cell office:value-type="percentage" office:value="0.96264566756468894" table:style-name="ce26">
            <text:p>96,3%</text:p>
          </table:table-cell>
          <table:table-cell office:value-type="float" office:value="839339" table:style-name="ce5">
            <text:p>839.339</text:p>
          </table:table-cell>
          <table:table-cell office:value-type="percentage" office:value="0.65733584988409244" table:style-name="ce26">
            <text:p>65,7%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135714" table:style-name="ce5">
            <text:p>135.714</text:p>
          </table:table-cell>
          <table:table-cell office:value-type="float" office:value="129205" table:style-name="ce5">
            <text:p>129.205</text:p>
          </table:table-cell>
          <table:table-cell office:value-type="percentage" office:value="0.95203884639757141" table:style-name="ce26">
            <text:p>95,2%</text:p>
          </table:table-cell>
          <table:table-cell office:value-type="float" office:value="83170" table:style-name="ce5">
            <text:p>83.170</text:p>
          </table:table-cell>
          <table:table-cell office:value-type="percentage" office:value="0.61283286912182977" table:style-name="ce26">
            <text:p>61,3%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2566309" table:style-name="ce5">
            <text:p>2.566.309</text:p>
          </table:table-cell>
          <table:table-cell office:value-type="float" office:value="2356578" table:style-name="ce5">
            <text:p>2.356.578</text:p>
          </table:table-cell>
          <table:table-cell office:value-type="percentage" office:value="0.91827523497754948" table:style-name="ce26">
            <text:p>91,8%</text:p>
          </table:table-cell>
          <table:table-cell office:value-type="float" office:value="1487994" table:style-name="ce5">
            <text:p>1.487.994</text:p>
          </table:table-cell>
          <table:table-cell office:value-type="percentage" office:value="0.57981872019308667" table:style-name="ce26">
            <text:p>58,0%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532835" table:style-name="ce5">
            <text:p>532.835</text:p>
          </table:table-cell>
          <table:table-cell office:value-type="float" office:value="484716" table:style-name="ce5">
            <text:p>484.716</text:p>
          </table:table-cell>
          <table:table-cell office:value-type="percentage" office:value="0.90969249392401019" table:style-name="ce26">
            <text:p>91,0%</text:p>
          </table:table-cell>
          <table:table-cell office:value-type="float" office:value="292697" table:style-name="ce5">
            <text:p>292.697</text:p>
          </table:table-cell>
          <table:table-cell office:value-type="percentage" office:value="0.54932014601142942" table:style-name="ce26">
            <text:p>54,9%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267496" table:style-name="ce5">
            <text:p>267.496</text:p>
          </table:table-cell>
          <table:table-cell office:value-type="float" office:value="256604" table:style-name="ce5">
            <text:p>256.604</text:p>
          </table:table-cell>
          <table:table-cell office:value-type="percentage" office:value="0.95928163411789336" table:style-name="ce26">
            <text:p>95,9%</text:p>
          </table:table-cell>
          <table:table-cell office:value-type="float" office:value="166774" table:style-name="ce5">
            <text:p>166.774</text:p>
          </table:table-cell>
          <table:table-cell office:value-type="percentage" office:value="0.62346352842659325" table:style-name="ce26">
            <text:p>62,3%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991127" table:style-name="ce5">
            <text:p>991.127</text:p>
          </table:table-cell>
          <table:table-cell office:value-type="float" office:value="929215" table:style-name="ce5">
            <text:p>929.215</text:p>
          </table:table-cell>
          <table:table-cell office:value-type="percentage" office:value="0.93753373684704377" table:style-name="ce26">
            <text:p>93,8%</text:p>
          </table:table-cell>
          <table:table-cell office:value-type="float" office:value="614805" table:style-name="ce5">
            <text:p>614.805</text:p>
          </table:table-cell>
          <table:table-cell office:value-type="percentage" office:value="0.62030900177272941" table:style-name="ce26">
            <text:p>62,0%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26336" table:style-name="ce5">
            <text:p>26.336</text:p>
          </table:table-cell>
          <table:table-cell office:value-type="float" office:value="22780" table:style-name="ce5">
            <text:p>22.780</text:p>
          </table:table-cell>
          <table:table-cell office:value-type="percentage" office:value="0.8649756986634265" table:style-name="ce26">
            <text:p>86,5%</text:p>
          </table:table-cell>
          <table:table-cell office:value-type="float" office:value="15176" table:style-name="ce5">
            <text:p>15.176</text:p>
          </table:table-cell>
          <table:table-cell office:value-type="percentage" office:value="0.57624544349939244" table:style-name="ce26">
            <text:p>57,6%</text:p>
          </table:table-cell>
          <table:table-cell office:value-type="date" office:date-value="2021-06-11T00:00:00" table:style-name="ce8">
            <text:p>11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25223" table:style-name="ce5">
            <text:p>25.223</text:p>
          </table:table-cell>
          <table:table-cell office:value-type="float" office:value="20158" table:style-name="ce5">
            <text:p>20.158</text:p>
          </table:table-cell>
          <table:table-cell office:value-type="percentage" office:value="0.79919121436783891" table:style-name="ce26">
            <text:p>79,9%</text:p>
          </table:table-cell>
          <table:table-cell office:value-type="float" office:value="14443" table:style-name="ce5">
            <text:p>14.443</text:p>
          </table:table-cell>
          <table:table-cell office:value-type="percentage" office:value="0.57261229829917137" table:style-name="ce26">
            <text:p>57,3%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12127" table:style-name="ce5">
            <text:p>12.127</text:p>
          </table:table-cell>
          <table:table-cell office:value-type="string" table:style-name="ce26">
            <text:p>-</text:p>
          </table:table-cell>
          <table:table-cell office:value-type="float" office:value="2796" table:style-name="ce5">
            <text:p>2.796</text:p>
          </table:table-cell>
          <table:table-cell office:value-type="string" table:style-name="ce26">
            <text:p>-</text:p>
          </table:table-cell>
          <table:table-cell office:value-type="date" office:date-value="2021-06-14T00:00:00" table:style-name="ce8">
            <text:p>14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47" table:style-name="ce5">
            <text:p>47</text:p>
          </table:table-cell>
          <table:table-cell office:value-type="string" table:style-name="ce26">
            <text:p>-</text:p>
          </table:table-cell>
          <table:table-cell office:value-type="float" office:value="2797" table:style-name="ce5">
            <text:p>2.797</text:p>
          </table:table-cell>
          <table:table-cell office:value-type="string" table:style-name="ce26">
            <text:p>-</text:p>
          </table:table-cell>
          <table:table-cell office:value-type="date" office:date-value="2021-06-11T00:00:00" table:style-name="ce8">
            <text:p>11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19164361" table:style-name="ce15">
            <text:p>19.164.361</text:p>
          </table:table-cell>
          <table:table-cell office:value-type="float" office:value="17622032" table:style-name="ce15">
            <text:p>17.622.032</text:p>
          </table:table-cell>
          <table:table-cell office:value-type="percentage" office:value="0.91952097959331913" table:style-name="ce16">
            <text:p>92,0%</text:p>
          </table:table-cell>
          <table:table-cell office:value-type="float" office:value="11028113" table:style-name="ce15">
            <text:p>11.028.113</text:p>
          </table:table-cell>
          <table:table-cell office:value-type="percentage" office:value="0.57544903271233516" table:style-name="ce16">
            <text:p>57,5%</text:p>
          </table:table-cell>
          <table:table-cell table:style-name="ce27"/>
          <table:table-cell table:number-columns-repeated="16377" table:style-name="ce21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4">
          <table:table-cell table:number-columns-repeated="16384"/>
        </table:table-row>
      </table:table>
      <table:table table:name="Etarios_con_al_menos_1_dosis" table:style-name="ta1">
        <table:table-column table:style-name="co6" table:default-cell-style-name="ce21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41"/>
        <table:table-column table:style-name="co3" table:default-cell-style-name="ce45"/>
        <table:table-column table:style-name="co3" table:default-cell-style-name="ce21"/>
        <table:table-column table:style-name="co3" table:default-cell-style-name="ce45"/>
        <table:table-column table:style-name="co3" table:number-columns-repeated="2" table:default-cell-style-name="ce21"/>
        <table:table-column table:style-name="co3" table:default-cell-style-name="ce45"/>
        <table:table-column table:style-name="co3" table:number-columns-repeated="16366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5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8-24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6-17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4">
          <table:table-cell office:value-type="string" table:style-name="ce34">
            <text:p>Andalucía</text:p>
          </table:table-cell>
          <table:table-cell office:value-type="float" office:value="430656" table:style-name="ce35">
            <text:p>430.656</text:p>
          </table:table-cell>
          <table:table-cell office:value-type="percentage" office:value="1" table:style-name="ce36">
            <text:p>100,0%</text:p>
          </table:table-cell>
          <table:table-cell office:value-type="float" office:value="642216" table:style-name="ce35">
            <text:p>642.216</text:p>
          </table:table-cell>
          <table:table-cell office:value-type="percentage" office:value="0.98744582021922533" table:style-name="ce36">
            <text:p>98,7%</text:p>
          </table:table-cell>
          <table:table-cell office:value-type="float" office:value="854893" table:style-name="ce35">
            <text:p>854.893</text:p>
          </table:table-cell>
          <table:table-cell office:value-type="percentage" office:value="0.93313955074895183" table:style-name="ce36">
            <text:p>93,3%</text:p>
          </table:table-cell>
          <table:table-cell office:value-type="float" office:value="1090542" table:style-name="ce35">
            <text:p>1.090.542</text:p>
          </table:table-cell>
          <table:table-cell office:value-type="percentage" office:value="0.8620742264357667" table:style-name="ce36">
            <text:p>86,2%</text:p>
          </table:table-cell>
          <table:table-cell office:value-type="float" office:value="584445" table:style-name="ce35">
            <text:p>584.445</text:p>
          </table:table-cell>
          <table:table-cell office:value-type="percentage" office:value="0.42194721878487979" table:style-name="ce36">
            <text:p>42,2%</text:p>
          </table:table-cell>
          <table:table-cell office:value-type="float" office:value="203540" table:style-name="ce35">
            <text:p>203.540</text:p>
          </table:table-cell>
          <table:table-cell office:value-type="percentage" office:value="0.125311909926139" table:style-name="ce36">
            <text:p>12,5%</text:p>
          </table:table-cell>
          <table:table-cell office:value-type="float" office:value="43113" table:style-name="ce35">
            <text:p>43.113</text:p>
          </table:table-cell>
          <table:table-cell office:value-type="percentage" office:value="6.8887553807166615E-2" table:style-name="ce36">
            <text:p>6,9%</text:p>
          </table:table-cell>
          <table:table-cell office:value-type="float" office:value="630" table:style-name="ce35">
            <text:p>630</text:p>
          </table:table-cell>
          <table:table-cell office:value-type="percentage" office:value="3.4630416499469548E-3" table:style-name="ce36">
            <text:p>0,3%</text:p>
          </table:table-cell>
          <table:table-cell office:value-type="float" office:value="3850035" table:style-name="ce35">
            <text:p>3.850.035</text:p>
          </table:table-cell>
          <table:table-cell office:value-type="float" office:value="7062213" table:style-name="ce35">
            <text:p>7.062.213</text:p>
          </table:table-cell>
          <table:table-cell office:value-type="percentage" office:value="0.54515985286764923" table:style-name="ce36">
            <text:p>54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ragón</text:p>
          </table:table-cell>
          <table:table-cell office:value-type="float" office:value="100589" table:style-name="ce38">
            <text:p>100.589</text:p>
          </table:table-cell>
          <table:table-cell office:value-type="percentage" office:value="1" table:style-name="ce39">
            <text:p>100,0%</text:p>
          </table:table-cell>
          <table:table-cell office:value-type="float" office:value="117695" table:style-name="ce38">
            <text:p>117.695</text:p>
          </table:table-cell>
          <table:table-cell office:value-type="percentage" office:value="0.98940775923668611" table:style-name="ce39">
            <text:p>98,9%</text:p>
          </table:table-cell>
          <table:table-cell office:value-type="float" office:value="147423" table:style-name="ce38">
            <text:p>147.423</text:p>
          </table:table-cell>
          <table:table-cell office:value-type="percentage" office:value="0.9428012304386475" table:style-name="ce39">
            <text:p>94,3%</text:p>
          </table:table-cell>
          <table:table-cell office:value-type="float" office:value="166866" table:style-name="ce38">
            <text:p>166.866</text:p>
          </table:table-cell>
          <table:table-cell office:value-type="percentage" office:value="0.84162690526867945" table:style-name="ce39">
            <text:p>84,2%</text:p>
          </table:table-cell>
          <table:table-cell office:value-type="float" office:value="85633" table:style-name="ce38">
            <text:p>85.633</text:p>
          </table:table-cell>
          <table:table-cell office:value-type="percentage" office:value="0.39839864522222168" table:style-name="ce39">
            <text:p>39,8%</text:p>
          </table:table-cell>
          <table:table-cell office:value-type="float" office:value="34456" table:style-name="ce38">
            <text:p>34.456</text:p>
          </table:table-cell>
          <table:table-cell office:value-type="percentage" office:value="0.14906982780998529" table:style-name="ce39">
            <text:p>14,9%</text:p>
          </table:table-cell>
          <table:table-cell office:value-type="float" office:value="7753" table:style-name="ce38">
            <text:p>7.753</text:p>
          </table:table-cell>
          <table:table-cell office:value-type="percentage" office:value="8.6936532854900203E-2" table:style-name="ce39">
            <text:p>8,7%</text:p>
          </table:table-cell>
          <table:table-cell office:value-type="float" office:value="79" table:style-name="ce38">
            <text:p>79</text:p>
          </table:table-cell>
          <table:table-cell office:value-type="percentage" office:value="3.1466581693619057E-3" table:style-name="ce39">
            <text:p>0,3%</text:p>
          </table:table-cell>
          <table:table-cell office:value-type="float" office:value="660494" table:style-name="ce38">
            <text:p>660.494</text:p>
          </table:table-cell>
          <table:table-cell office:value-type="float" office:value="1132764" table:style-name="ce38">
            <text:p>1.132.764</text:p>
          </table:table-cell>
          <table:table-cell office:value-type="percentage" office:value="0.5830817363546158" table:style-name="ce39">
            <text:p>58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sturias<text:s/></text:p>
          </table:table-cell>
          <table:table-cell office:value-type="float" office:value="88294" table:style-name="ce38">
            <text:p>88.294</text:p>
          </table:table-cell>
          <table:table-cell office:value-type="percentage" office:value="1" table:style-name="ce39">
            <text:p>100,0%</text:p>
          </table:table-cell>
          <table:table-cell office:value-type="float" office:value="113088" table:style-name="ce38">
            <text:p>113.088</text:p>
          </table:table-cell>
          <table:table-cell office:value-type="percentage" office:value="1" table:style-name="ce39">
            <text:p>100,0%</text:p>
          </table:table-cell>
          <table:table-cell office:value-type="float" office:value="140524" table:style-name="ce38">
            <text:p>140.524</text:p>
          </table:table-cell>
          <table:table-cell office:value-type="percentage" office:value="0.93900515863469913" table:style-name="ce39">
            <text:p>93,9%</text:p>
          </table:table-cell>
          <table:table-cell office:value-type="float" office:value="139110" table:style-name="ce38">
            <text:p>139.110</text:p>
          </table:table-cell>
          <table:table-cell office:value-type="percentage" office:value="0.85529834916536018" table:style-name="ce39">
            <text:p>85,5%</text:p>
          </table:table-cell>
          <table:table-cell office:value-type="float" office:value="78642" table:style-name="ce38">
            <text:p>78.642</text:p>
          </table:table-cell>
          <table:table-cell office:value-type="percentage" office:value="0.47092991921817084" table:style-name="ce39">
            <text:p>47,1%</text:p>
          </table:table-cell>
          <table:table-cell office:value-type="float" office:value="21267" table:style-name="ce38">
            <text:p>21.267</text:p>
          </table:table-cell>
          <table:table-cell office:value-type="percentage" office:value="0.13711622029374218" table:style-name="ce39">
            <text:p>13,7%</text:p>
          </table:table-cell>
          <table:table-cell office:value-type="float" office:value="4846" table:style-name="ce38">
            <text:p>4.846</text:p>
          </table:table-cell>
          <table:table-cell office:value-type="percentage" office:value="8.944424961701028E-2" table:style-name="ce39">
            <text:p>8,9%</text:p>
          </table:table-cell>
          <table:table-cell office:value-type="float" office:value="63" table:style-name="ce38">
            <text:p>63</text:p>
          </table:table-cell>
          <table:table-cell office:value-type="percentage" office:value="4.0480627128445671E-3" table:style-name="ce39">
            <text:p>0,4%</text:p>
          </table:table-cell>
          <table:table-cell office:value-type="float" office:value="585834" table:style-name="ce38">
            <text:p>585.834</text:p>
          </table:table-cell>
          <table:table-cell office:value-type="float" office:value="901209" table:style-name="ce38">
            <text:p>901.209</text:p>
          </table:table-cell>
          <table:table-cell office:value-type="percentage" office:value="0.65005342822808032" table:style-name="ce39">
            <text:p>65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Baleares</text:p>
          </table:table-cell>
          <table:table-cell office:value-type="float" office:value="50593" table:style-name="ce38">
            <text:p>50.593</text:p>
          </table:table-cell>
          <table:table-cell office:value-type="percentage" office:value="1" table:style-name="ce39">
            <text:p>100,0%</text:p>
          </table:table-cell>
          <table:table-cell office:value-type="float" office:value="76961" table:style-name="ce38">
            <text:p>76.961</text:p>
          </table:table-cell>
          <table:table-cell office:value-type="percentage" office:value="0.95584728501167471" table:style-name="ce39">
            <text:p>95,6%</text:p>
          </table:table-cell>
          <table:table-cell office:value-type="float" office:value="98337" table:style-name="ce38">
            <text:p>98.337</text:p>
          </table:table-cell>
          <table:table-cell office:value-type="percentage" office:value="0.83883102592317726" table:style-name="ce39">
            <text:p>83,9%</text:p>
          </table:table-cell>
          <table:table-cell office:value-type="float" office:value="126639" table:style-name="ce38">
            <text:p>126.639</text:p>
          </table:table-cell>
          <table:table-cell office:value-type="percentage" office:value="0.76381961072878279" table:style-name="ce39">
            <text:p>76,4%</text:p>
          </table:table-cell>
          <table:table-cell office:value-type="float" office:value="95533" table:style-name="ce38">
            <text:p>95.533</text:p>
          </table:table-cell>
          <table:table-cell office:value-type="percentage" office:value="0.46336553945249598" table:style-name="ce39">
            <text:p>46,3%</text:p>
          </table:table-cell>
          <table:table-cell office:value-type="float" office:value="28282" table:style-name="ce38">
            <text:p>28.282</text:p>
          </table:table-cell>
          <table:table-cell office:value-type="percentage" office:value="0.10967031432980975" table:style-name="ce39">
            <text:p>11,0%</text:p>
          </table:table-cell>
          <table:table-cell office:value-type="float" office:value="4637" table:style-name="ce38">
            <text:p>4.637</text:p>
          </table:table-cell>
          <table:table-cell office:value-type="percentage" office:value="5.4019734619462016E-2" table:style-name="ce39">
            <text:p>5,4%</text:p>
          </table:table-cell>
          <table:table-cell office:value-type="float" office:value="48" table:style-name="ce38">
            <text:p>48</text:p>
          </table:table-cell>
          <table:table-cell office:value-type="percentage" office:value="2.0600858369098714E-3" table:style-name="ce39">
            <text:p>0,2%</text:p>
          </table:table-cell>
          <table:table-cell office:value-type="float" office:value="481030" table:style-name="ce38">
            <text:p>481.030</text:p>
          </table:table-cell>
          <table:table-cell office:value-type="float" office:value="986279" table:style-name="ce38">
            <text:p>986.279</text:p>
          </table:table-cell>
          <table:table-cell office:value-type="percentage" office:value="0.48772203402891068" table:style-name="ce39">
            <text:p>48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arias</text:p>
          </table:table-cell>
          <table:table-cell office:value-type="float" office:value="91115" table:style-name="ce38">
            <text:p>91.115</text:p>
          </table:table-cell>
          <table:table-cell office:value-type="percentage" office:value="1" table:style-name="ce39">
            <text:p>100,0%</text:p>
          </table:table-cell>
          <table:table-cell office:value-type="float" office:value="146830" table:style-name="ce38">
            <text:p>146.830</text:p>
          </table:table-cell>
          <table:table-cell office:value-type="percentage" office:value="0.95016533899347055" table:style-name="ce39">
            <text:p>95,0%</text:p>
          </table:table-cell>
          <table:table-cell office:value-type="float" office:value="205698" table:style-name="ce38">
            <text:p>205.698</text:p>
          </table:table-cell>
          <table:table-cell office:value-type="percentage" office:value="0.87496809759583483" table:style-name="ce39">
            <text:p>87,5%</text:p>
          </table:table-cell>
          <table:table-cell office:value-type="float" office:value="263647" table:style-name="ce38">
            <text:p>263.647</text:p>
          </table:table-cell>
          <table:table-cell office:value-type="percentage" office:value="0.7521768156297074" table:style-name="ce39">
            <text:p>75,2%</text:p>
          </table:table-cell>
          <table:table-cell office:value-type="float" office:value="155386" table:style-name="ce38">
            <text:p>155.386</text:p>
          </table:table-cell>
          <table:table-cell office:value-type="percentage" office:value="0.40055784122663202" table:style-name="ce39">
            <text:p>40,1%</text:p>
          </table:table-cell>
          <table:table-cell office:value-type="float" office:value="60708" table:style-name="ce38">
            <text:p>60.708</text:p>
          </table:table-cell>
          <table:table-cell office:value-type="percentage" office:value="0.13657992247242326" table:style-name="ce39">
            <text:p>13,7%</text:p>
          </table:table-cell>
          <table:table-cell office:value-type="float" office:value="8773" table:style-name="ce38">
            <text:p>8.773</text:p>
          </table:table-cell>
          <table:table-cell office:value-type="percentage" office:value="5.3526867155992412E-2" table:style-name="ce39">
            <text:p>5,4%</text:p>
          </table:table-cell>
          <table:table-cell office:value-type="float" office:value="132" table:style-name="ce38">
            <text:p>132</text:p>
          </table:table-cell>
          <table:table-cell office:value-type="percentage" office:value="2.976190476190476E-3" table:style-name="ce39">
            <text:p>0,3%</text:p>
          </table:table-cell>
          <table:table-cell office:value-type="float" office:value="932289" table:style-name="ce38">
            <text:p>932.289</text:p>
          </table:table-cell>
          <table:table-cell office:value-type="float" office:value="1871033" table:style-name="ce38">
            <text:p>1.871.033</text:p>
          </table:table-cell>
          <table:table-cell office:value-type="percentage" office:value="0.49827501706276695" table:style-name="ce39">
            <text:p>49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tabria</text:p>
          </table:table-cell>
          <table:table-cell office:value-type="float" office:value="42105" table:style-name="ce38">
            <text:p>42.105</text:p>
          </table:table-cell>
          <table:table-cell office:value-type="percentage" office:value="1" table:style-name="ce39">
            <text:p>100,0%</text:p>
          </table:table-cell>
          <table:table-cell office:value-type="float" office:value="55479" table:style-name="ce38">
            <text:p>55.479</text:p>
          </table:table-cell>
          <table:table-cell office:value-type="percentage" office:value="1" table:style-name="ce39">
            <text:p>100,0%</text:p>
          </table:table-cell>
          <table:table-cell office:value-type="float" office:value="72859" table:style-name="ce38">
            <text:p>72.859</text:p>
          </table:table-cell>
          <table:table-cell office:value-type="percentage" office:value="0.94200012929083976" table:style-name="ce39">
            <text:p>94,2%</text:p>
          </table:table-cell>
          <table:table-cell office:value-type="float" office:value="73221" table:style-name="ce38">
            <text:p>73.221</text:p>
          </table:table-cell>
          <table:table-cell office:value-type="percentage" office:value="0.81389222355608914" table:style-name="ce39">
            <text:p>81,4%</text:p>
          </table:table-cell>
          <table:table-cell office:value-type="float" office:value="27141" table:style-name="ce38">
            <text:p>27.141</text:p>
          </table:table-cell>
          <table:table-cell office:value-type="percentage" office:value="0.27760333029897" table:style-name="ce39">
            <text:p>27,8%</text:p>
          </table:table-cell>
          <table:table-cell office:value-type="float" office:value="12934" table:style-name="ce38">
            <text:p>12.934</text:p>
          </table:table-cell>
          <table:table-cell office:value-type="percentage" office:value="0.13406998921966995" table:style-name="ce39">
            <text:p>13,4%</text:p>
          </table:table-cell>
          <table:table-cell office:value-type="float" office:value="1910" table:style-name="ce38">
            <text:p>1.910</text:p>
          </table:table-cell>
          <table:table-cell office:value-type="percentage" office:value="5.4672964076141403E-2" table:style-name="ce39">
            <text:p>5,5%</text:p>
          </table:table-cell>
          <table:table-cell office:value-type="float" office:value="21" table:style-name="ce38">
            <text:p>21</text:p>
          </table:table-cell>
          <table:table-cell office:value-type="percentage" office:value="1.9460661662496525E-3" table:style-name="ce39">
            <text:p>0,2%</text:p>
          </table:table-cell>
          <table:table-cell office:value-type="float" office:value="285670" table:style-name="ce38">
            <text:p>285.670</text:p>
          </table:table-cell>
          <table:table-cell office:value-type="float" office:value="501384" table:style-name="ce38">
            <text:p>501.384</text:p>
          </table:table-cell>
          <table:table-cell office:value-type="percentage" office:value="0.56976289630303323" table:style-name="ce39">
            <text:p>57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y Leon</text:p>
          </table:table-cell>
          <table:table-cell office:value-type="float" office:value="228249" table:style-name="ce38">
            <text:p>228.249</text:p>
          </table:table-cell>
          <table:table-cell office:value-type="percentage" office:value="1" table:style-name="ce39">
            <text:p>100,0%</text:p>
          </table:table-cell>
          <table:table-cell office:value-type="float" office:value="248166" table:style-name="ce38">
            <text:p>248.166</text:p>
          </table:table-cell>
          <table:table-cell office:value-type="percentage" office:value="1" table:style-name="ce39">
            <text:p>100,0%</text:p>
          </table:table-cell>
          <table:table-cell office:value-type="float" office:value="305492" table:style-name="ce38">
            <text:p>305.492</text:p>
          </table:table-cell>
          <table:table-cell office:value-type="percentage" office:value="0.95893274739072432" table:style-name="ce39">
            <text:p>95,9%</text:p>
          </table:table-cell>
          <table:table-cell office:value-type="float" office:value="316659" table:style-name="ce38">
            <text:p>316.659</text:p>
          </table:table-cell>
          <table:table-cell office:value-type="percentage" office:value="0.83074440873614486" table:style-name="ce39">
            <text:p>83,1%</text:p>
          </table:table-cell>
          <table:table-cell office:value-type="float" office:value="83503" table:style-name="ce38">
            <text:p>83.503</text:p>
          </table:table-cell>
          <table:table-cell office:value-type="percentage" office:value="0.22984269415504879" table:style-name="ce39">
            <text:p>23,0%</text:p>
          </table:table-cell>
          <table:table-cell office:value-type="float" office:value="49561" table:style-name="ce38">
            <text:p>49.561</text:p>
          </table:table-cell>
          <table:table-cell office:value-type="percentage" office:value="0.13193573719868493" table:style-name="ce39">
            <text:p>13,2%</text:p>
          </table:table-cell>
          <table:table-cell office:value-type="float" office:value="9772" table:style-name="ce38">
            <text:p>9.772</text:p>
          </table:table-cell>
          <table:table-cell office:value-type="percentage" office:value="6.7662821453795124E-2" table:style-name="ce39">
            <text:p>6,8%</text:p>
          </table:table-cell>
          <table:table-cell office:value-type="float" office:value="127" table:style-name="ce38">
            <text:p>127</text:p>
          </table:table-cell>
          <table:table-cell office:value-type="percentage" office:value="3.1216202929898731E-3" table:style-name="ce39">
            <text:p>0,3%</text:p>
          </table:table-cell>
          <table:table-cell office:value-type="float" office:value="1241529" table:style-name="ce38">
            <text:p>1.241.529</text:p>
          </table:table-cell>
          <table:table-cell office:value-type="float" office:value="2092873" table:style-name="ce38">
            <text:p>2.092.873</text:p>
          </table:table-cell>
          <table:table-cell office:value-type="percentage" office:value="0.59321755309567281" table:style-name="ce39">
            <text:p>59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- La Mancha</text:p>
          </table:table-cell>
          <table:table-cell office:value-type="float" office:value="137146" table:style-name="ce38">
            <text:p>137.146</text:p>
          </table:table-cell>
          <table:table-cell office:value-type="percentage" office:value="1" table:style-name="ce39">
            <text:p>100,0%</text:p>
          </table:table-cell>
          <table:table-cell office:value-type="float" office:value="156848" table:style-name="ce38">
            <text:p>156.848</text:p>
          </table:table-cell>
          <table:table-cell office:value-type="percentage" office:value="0.98583918391462022" table:style-name="ce39">
            <text:p>98,6%</text:p>
          </table:table-cell>
          <table:table-cell office:value-type="float" office:value="208746" table:style-name="ce38">
            <text:p>208.746</text:p>
          </table:table-cell>
          <table:table-cell office:value-type="percentage" office:value="0.9556041823075937" table:style-name="ce39">
            <text:p>95,6%</text:p>
          </table:table-cell>
          <table:table-cell office:value-type="float" office:value="265848" table:style-name="ce38">
            <text:p>265.848</text:p>
          </table:table-cell>
          <table:table-cell office:value-type="percentage" office:value="0.86460819961102908" table:style-name="ce39">
            <text:p>86,5%</text:p>
          </table:table-cell>
          <table:table-cell office:value-type="float" office:value="147927" table:style-name="ce38">
            <text:p>147.927</text:p>
          </table:table-cell>
          <table:table-cell office:value-type="percentage" office:value="0.44744332360369626" table:style-name="ce39">
            <text:p>44,7%</text:p>
          </table:table-cell>
          <table:table-cell office:value-type="float" office:value="42944" table:style-name="ce38">
            <text:p>42.944</text:p>
          </table:table-cell>
          <table:table-cell office:value-type="percentage" office:value="0.11383130997190266" table:style-name="ce39">
            <text:p>11,4%</text:p>
          </table:table-cell>
          <table:table-cell office:value-type="float" office:value="8362" table:style-name="ce38">
            <text:p>8.362</text:p>
          </table:table-cell>
          <table:table-cell office:value-type="percentage" office:value="5.5926376757313503E-2" table:style-name="ce39">
            <text:p>5,6%</text:p>
          </table:table-cell>
          <table:table-cell office:value-type="float" office:value="121" table:style-name="ce38">
            <text:p>121</text:p>
          </table:table-cell>
          <table:table-cell office:value-type="percentage" office:value="2.8561986592389767E-3" table:style-name="ce39">
            <text:p>0,3%</text:p>
          </table:table-cell>
          <table:table-cell office:value-type="float" office:value="967942" table:style-name="ce38">
            <text:p>967.942</text:p>
          </table:table-cell>
          <table:table-cell office:value-type="float" office:value="1719964" table:style-name="ce38">
            <text:p>1.719.964</text:p>
          </table:table-cell>
          <table:table-cell office:value-type="percentage" office:value="0.56276875562511774" table:style-name="ce39">
            <text:p>56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taluña</text:p>
          </table:table-cell>
          <table:table-cell office:value-type="float" office:value="454578" table:style-name="ce38">
            <text:p>454.578</text:p>
          </table:table-cell>
          <table:table-cell office:value-type="percentage" office:value="1" table:style-name="ce39">
            <text:p>100,0%</text:p>
          </table:table-cell>
          <table:table-cell office:value-type="float" office:value="608263" table:style-name="ce38">
            <text:p>608.263</text:p>
          </table:table-cell>
          <table:table-cell office:value-type="percentage" office:value="0.95745421003255193" table:style-name="ce39">
            <text:p>95,7%</text:p>
          </table:table-cell>
          <table:table-cell office:value-type="float" office:value="727530" table:style-name="ce38">
            <text:p>727.530</text:p>
          </table:table-cell>
          <table:table-cell office:value-type="percentage" office:value="0.8686054174864849" table:style-name="ce39">
            <text:p>86,9%</text:p>
          </table:table-cell>
          <table:table-cell office:value-type="float" office:value="879875" table:style-name="ce38">
            <text:p>879.875</text:p>
          </table:table-cell>
          <table:table-cell office:value-type="percentage" office:value="0.80590869955485533" table:style-name="ce39">
            <text:p>80,6%</text:p>
          </table:table-cell>
          <table:table-cell office:value-type="float" office:value="485397" table:style-name="ce38">
            <text:p>485.397</text:p>
          </table:table-cell>
          <table:table-cell office:value-type="percentage" office:value="0.36863121841192931" table:style-name="ce39">
            <text:p>36,9%</text:p>
          </table:table-cell>
          <table:table-cell office:value-type="float" office:value="192105" table:style-name="ce38">
            <text:p>192.105</text:p>
          </table:table-cell>
          <table:table-cell office:value-type="percentage" office:value="0.12920085199052239" table:style-name="ce39">
            <text:p>12,9%</text:p>
          </table:table-cell>
          <table:table-cell office:value-type="float" office:value="53890" table:style-name="ce38">
            <text:p>53.890</text:p>
          </table:table-cell>
          <table:table-cell office:value-type="percentage" office:value="9.6869405158219429E-2" table:style-name="ce39">
            <text:p>9,7%</text:p>
          </table:table-cell>
          <table:table-cell office:value-type="float" office:value="1076" table:style-name="ce38">
            <text:p>1.076</text:p>
          </table:table-cell>
          <table:table-cell office:value-type="percentage" office:value="6.7307211129460044E-3" table:style-name="ce39">
            <text:p>0,7%</text:p>
          </table:table-cell>
          <table:table-cell office:value-type="float" office:value="3402714" table:style-name="ce38">
            <text:p>3.402.714</text:p>
          </table:table-cell>
          <table:table-cell office:value-type="float" office:value="6531658" table:style-name="ce38">
            <text:p>6.531.658</text:p>
          </table:table-cell>
          <table:table-cell office:value-type="percentage" office:value="0.52095715972881618" table:style-name="ce39">
            <text:p>52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. Valenciana</text:p>
          </table:table-cell>
          <table:table-cell office:value-type="float" office:value="294254" table:style-name="ce38">
            <text:p>294.254</text:p>
          </table:table-cell>
          <table:table-cell office:value-type="percentage" office:value="1" table:style-name="ce39">
            <text:p>100,0%</text:p>
          </table:table-cell>
          <table:table-cell office:value-type="float" office:value="427731" table:style-name="ce38">
            <text:p>427.731</text:p>
          </table:table-cell>
          <table:table-cell office:value-type="percentage" office:value="0.97686257313948233" table:style-name="ce39">
            <text:p>97,7%</text:p>
          </table:table-cell>
          <table:table-cell office:value-type="float" office:value="529485" table:style-name="ce38">
            <text:p>529.485</text:p>
          </table:table-cell>
          <table:table-cell office:value-type="percentage" office:value="0.91176075546555357" table:style-name="ce39">
            <text:p>91,2%</text:p>
          </table:table-cell>
          <table:table-cell office:value-type="float" office:value="605757" table:style-name="ce38">
            <text:p>605.757</text:p>
          </table:table-cell>
          <table:table-cell office:value-type="percentage" office:value="0.8051703099952946" table:style-name="ce39">
            <text:p>80,5%</text:p>
          </table:table-cell>
          <table:table-cell office:value-type="float" office:value="189246" table:style-name="ce38">
            <text:p>189.246</text:p>
          </table:table-cell>
          <table:table-cell office:value-type="percentage" office:value="0.22222718027966576" table:style-name="ce39">
            <text:p>22,2%</text:p>
          </table:table-cell>
          <table:table-cell office:value-type="float" office:value="110347" table:style-name="ce38">
            <text:p>110.347</text:p>
          </table:table-cell>
          <table:table-cell office:value-type="percentage" office:value="0.12067971814750776" table:style-name="ce39">
            <text:p>12,1%</text:p>
          </table:table-cell>
          <table:table-cell office:value-type="float" office:value="22380" table:style-name="ce38">
            <text:p>22.380</text:p>
          </table:table-cell>
          <table:table-cell office:value-type="percentage" office:value="6.3429261352364E-2" table:style-name="ce39">
            <text:p>6,3%</text:p>
          </table:table-cell>
          <table:table-cell office:value-type="float" office:value="233" table:style-name="ce38">
            <text:p>233</text:p>
          </table:table-cell>
          <table:table-cell office:value-type="percentage" office:value="2.261060272297645E-3" table:style-name="ce39">
            <text:p>0,2%</text:p>
          </table:table-cell>
          <table:table-cell office:value-type="float" office:value="2179433" table:style-name="ce38">
            <text:p>2.179.433</text:p>
          </table:table-cell>
          <table:table-cell office:value-type="float" office:value="4269305" table:style-name="ce38">
            <text:p>4.269.305</text:p>
          </table:table-cell>
          <table:table-cell office:value-type="percentage" office:value="0.5104889437507979" table:style-name="ce39">
            <text:p>51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Extremadura</text:p>
          </table:table-cell>
          <table:table-cell office:value-type="float" office:value="77964" table:style-name="ce38">
            <text:p>77.964</text:p>
          </table:table-cell>
          <table:table-cell office:value-type="percentage" office:value="1" table:style-name="ce39">
            <text:p>100,0%</text:p>
          </table:table-cell>
          <table:table-cell office:value-type="float" office:value="95231" table:style-name="ce38">
            <text:p>95.231</text:p>
          </table:table-cell>
          <table:table-cell office:value-type="percentage" office:value="1" table:style-name="ce39">
            <text:p>100,0%</text:p>
          </table:table-cell>
          <table:table-cell office:value-type="float" office:value="127978" table:style-name="ce38">
            <text:p>127.978</text:p>
          </table:table-cell>
          <table:table-cell office:value-type="percentage" office:value="1" table:style-name="ce39">
            <text:p>100,0%</text:p>
          </table:table-cell>
          <table:table-cell office:value-type="float" office:value="150239" table:style-name="ce38">
            <text:p>150.239</text:p>
          </table:table-cell>
          <table:table-cell office:value-type="percentage" office:value="0.88785339447806355" table:style-name="ce39">
            <text:p>88,8%</text:p>
          </table:table-cell>
          <table:table-cell office:value-type="float" office:value="57467" table:style-name="ce38">
            <text:p>57.467</text:p>
          </table:table-cell>
          <table:table-cell office:value-type="percentage" office:value="0.36030822476080604" table:style-name="ce39">
            <text:p>36,0%</text:p>
          </table:table-cell>
          <table:table-cell office:value-type="float" office:value="23741" table:style-name="ce38">
            <text:p>23.741</text:p>
          </table:table-cell>
          <table:table-cell office:value-type="percentage" office:value="0.12346841130827318" table:style-name="ce39">
            <text:p>12,3%</text:p>
          </table:table-cell>
          <table:table-cell office:value-type="float" office:value="2983" table:style-name="ce38">
            <text:p>2.983</text:p>
          </table:table-cell>
          <table:table-cell office:value-type="percentage" office:value="3.9204605193985914E-2" table:style-name="ce39">
            <text:p>3,9%</text:p>
          </table:table-cell>
          <table:table-cell office:value-type="float" office:value="77" table:style-name="ce38">
            <text:p>77</text:p>
          </table:table-cell>
          <table:table-cell office:value-type="percentage" office:value="3.6748914236624827E-3" table:style-name="ce39">
            <text:p>0,4%</text:p>
          </table:table-cell>
          <table:table-cell office:value-type="float" office:value="535680" table:style-name="ce38">
            <text:p>535.680</text:p>
          </table:table-cell>
          <table:table-cell office:value-type="float" office:value="911213" table:style-name="ce38">
            <text:p>911.213</text:p>
          </table:table-cell>
          <table:table-cell office:value-type="percentage" office:value="0.58787572170282909" table:style-name="ce39">
            <text:p>58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Galicia</text:p>
          </table:table-cell>
          <table:table-cell office:value-type="float" office:value="240582" table:style-name="ce38">
            <text:p>240.582</text:p>
          </table:table-cell>
          <table:table-cell office:value-type="percentage" office:value="1" table:style-name="ce39">
            <text:p>100,0%</text:p>
          </table:table-cell>
          <table:table-cell office:value-type="float" office:value="288215" table:style-name="ce38">
            <text:p>288.215</text:p>
          </table:table-cell>
          <table:table-cell office:value-type="percentage" office:value="0.99466113569067027" table:style-name="ce39">
            <text:p>99,5%</text:p>
          </table:table-cell>
          <table:table-cell office:value-type="float" office:value="331496" table:style-name="ce38">
            <text:p>331.496</text:p>
          </table:table-cell>
          <table:table-cell office:value-type="percentage" office:value="0.95552090209179452" table:style-name="ce39">
            <text:p>95,6%</text:p>
          </table:table-cell>
          <table:table-cell office:value-type="float" office:value="368890" table:style-name="ce38">
            <text:p>368.890</text:p>
          </table:table-cell>
          <table:table-cell office:value-type="percentage" office:value="0.90884453631411544" table:style-name="ce39">
            <text:p>90,9%</text:p>
          </table:table-cell>
          <table:table-cell office:value-type="float" office:value="150510" table:style-name="ce38">
            <text:p>150.510</text:p>
          </table:table-cell>
          <table:table-cell office:value-type="percentage" office:value="0.3395822851354065" table:style-name="ce39">
            <text:p>34,0%</text:p>
          </table:table-cell>
          <table:table-cell office:value-type="float" office:value="50214" table:style-name="ce38">
            <text:p>50.214</text:p>
          </table:table-cell>
          <table:table-cell office:value-type="percentage" office:value="0.11264224970445262" table:style-name="ce39">
            <text:p>11,3%</text:p>
          </table:table-cell>
          <table:table-cell office:value-type="float" office:value="6844" table:style-name="ce38">
            <text:p>6.844</text:p>
          </table:table-cell>
          <table:table-cell office:value-type="percentage" office:value="4.4806703983763789E-2" table:style-name="ce39">
            <text:p>4,5%</text:p>
          </table:table-cell>
          <table:table-cell office:value-type="float" office:value="53" table:style-name="ce38">
            <text:p>53</text:p>
          </table:table-cell>
          <table:table-cell office:value-type="percentage" office:value="1.2041623119916391E-3" table:style-name="ce39">
            <text:p>0,1%</text:p>
          </table:table-cell>
          <table:table-cell office:value-type="float" office:value="1436804" table:style-name="ce38">
            <text:p>1.436.804</text:p>
          </table:table-cell>
          <table:table-cell office:value-type="float" office:value="2362643" table:style-name="ce38">
            <text:p>2.362.643</text:p>
          </table:table-cell>
          <table:table-cell office:value-type="percentage" office:value="0.60813419547515224" table:style-name="ce39">
            <text:p>60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La Rioja</text:p>
          </table:table-cell>
          <table:table-cell office:value-type="float" office:value="23291" table:style-name="ce38">
            <text:p>23.291</text:p>
          </table:table-cell>
          <table:table-cell office:value-type="percentage" office:value="1" table:style-name="ce39">
            <text:p>100,0%</text:p>
          </table:table-cell>
          <table:table-cell office:value-type="float" office:value="28437" table:style-name="ce38">
            <text:p>28.437</text:p>
          </table:table-cell>
          <table:table-cell office:value-type="percentage" office:value="1" table:style-name="ce39">
            <text:p>100,0%</text:p>
          </table:table-cell>
          <table:table-cell office:value-type="float" office:value="36586" table:style-name="ce38">
            <text:p>36.586</text:p>
          </table:table-cell>
          <table:table-cell office:value-type="percentage" office:value="0.96998780423140141" table:style-name="ce39">
            <text:p>97,0%</text:p>
          </table:table-cell>
          <table:table-cell office:value-type="float" office:value="40891" table:style-name="ce38">
            <text:p>40.891</text:p>
          </table:table-cell>
          <table:table-cell office:value-type="percentage" office:value="0.85790114132259143" table:style-name="ce39">
            <text:p>85,8%</text:p>
          </table:table-cell>
          <table:table-cell office:value-type="float" office:value="13862" table:style-name="ce38">
            <text:p>13.862</text:p>
          </table:table-cell>
          <table:table-cell office:value-type="percentage" office:value="0.26180897879011089" table:style-name="ce39">
            <text:p>26,2%</text:p>
          </table:table-cell>
          <table:table-cell office:value-type="float" office:value="7634" table:style-name="ce38">
            <text:p>7.634</text:p>
          </table:table-cell>
          <table:table-cell office:value-type="percentage" office:value="0.13963527281374039" table:style-name="ce39">
            <text:p>14,0%</text:p>
          </table:table-cell>
          <table:table-cell office:value-type="float" office:value="1581" table:style-name="ce38">
            <text:p>1.581</text:p>
          </table:table-cell>
          <table:table-cell office:value-type="percentage" office:value="7.4681152574397738E-2" table:style-name="ce39">
            <text:p>7,5%</text:p>
          </table:table-cell>
          <table:table-cell office:value-type="float" office:value="11" table:style-name="ce38">
            <text:p>11</text:p>
          </table:table-cell>
          <table:table-cell office:value-type="percentage" office:value="1.7499204581609927E-3" table:style-name="ce39">
            <text:p>0,2%</text:p>
          </table:table-cell>
          <table:table-cell office:value-type="float" office:value="152293" table:style-name="ce38">
            <text:p>152.293</text:p>
          </table:table-cell>
          <table:table-cell office:value-type="float" office:value="270788" table:style-name="ce38">
            <text:p>270.788</text:p>
          </table:table-cell>
          <table:table-cell office:value-type="percentage" office:value="0.56240675362276027" table:style-name="ce39">
            <text:p>56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adrid</text:p>
          </table:table-cell>
          <table:table-cell office:value-type="float" office:value="370421" table:style-name="ce38">
            <text:p>370.421</text:p>
          </table:table-cell>
          <table:table-cell office:value-type="percentage" office:value="1" table:style-name="ce39">
            <text:p>100,0%</text:p>
          </table:table-cell>
          <table:table-cell office:value-type="float" office:value="503550" table:style-name="ce38">
            <text:p>503.550</text:p>
          </table:table-cell>
          <table:table-cell office:value-type="percentage" office:value="0.95717199442671375" table:style-name="ce39">
            <text:p>95,7%</text:p>
          </table:table-cell>
          <table:table-cell office:value-type="float" office:value="673659" table:style-name="ce38">
            <text:p>673.659</text:p>
          </table:table-cell>
          <table:table-cell office:value-type="percentage" office:value="0.9578230770215107" table:style-name="ce39">
            <text:p>95,8%</text:p>
          </table:table-cell>
          <table:table-cell office:value-type="float" office:value="808948" table:style-name="ce38">
            <text:p>808.948</text:p>
          </table:table-cell>
          <table:table-cell office:value-type="percentage" office:value="0.83158114399614302" table:style-name="ce39">
            <text:p>83,2%</text:p>
          </table:table-cell>
          <table:table-cell office:value-type="float" office:value="246196" table:style-name="ce38">
            <text:p>246.196</text:p>
          </table:table-cell>
          <table:table-cell office:value-type="percentage" office:value="0.21115104921134403" table:style-name="ce39">
            <text:p>21,1%</text:p>
          </table:table-cell>
          <table:table-cell office:value-type="float" office:value="182271" table:style-name="ce38">
            <text:p>182.271</text:p>
          </table:table-cell>
          <table:table-cell office:value-type="percentage" office:value="0.1352393516381924" table:style-name="ce39">
            <text:p>13,5%</text:p>
          </table:table-cell>
          <table:table-cell office:value-type="float" office:value="35689" table:style-name="ce38">
            <text:p>35.689</text:p>
          </table:table-cell>
          <table:table-cell office:value-type="percentage" office:value="7.4396101026440647E-2" table:style-name="ce39">
            <text:p>7,4%</text:p>
          </table:table-cell>
          <table:table-cell office:value-type="float" office:value="507" table:style-name="ce38">
            <text:p>507</text:p>
          </table:table-cell>
          <table:table-cell office:value-type="percentage" office:value="3.7317552498509505E-3" table:style-name="ce39">
            <text:p>0,4%</text:p>
          </table:table-cell>
          <table:table-cell office:value-type="float" office:value="2821241" table:style-name="ce38">
            <text:p>2.821.241</text:p>
          </table:table-cell>
          <table:table-cell office:value-type="float" office:value="5695623" table:style-name="ce38">
            <text:p>5.695.623</text:p>
          </table:table-cell>
          <table:table-cell office:value-type="percentage" office:value="0.49533492648653182" table:style-name="ce39">
            <text:p>49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urcia</text:p>
          </table:table-cell>
          <table:table-cell office:value-type="float" office:value="73132" table:style-name="ce38">
            <text:p>73.132</text:p>
          </table:table-cell>
          <table:table-cell office:value-type="percentage" office:value="1" table:style-name="ce39">
            <text:p>100,0%</text:p>
          </table:table-cell>
          <table:table-cell office:value-type="float" office:value="100421" table:style-name="ce38">
            <text:p>100.421</text:p>
          </table:table-cell>
          <table:table-cell office:value-type="percentage" office:value="0.97591813331519262" table:style-name="ce39">
            <text:p>97,6%</text:p>
          </table:table-cell>
          <table:table-cell office:value-type="float" office:value="132094" table:style-name="ce38">
            <text:p>132.094</text:p>
          </table:table-cell>
          <table:table-cell office:value-type="percentage" office:value="0.89915525937825458" table:style-name="ce39">
            <text:p>89,9%</text:p>
          </table:table-cell>
          <table:table-cell office:value-type="float" office:value="179069" table:style-name="ce38">
            <text:p>179.069</text:p>
          </table:table-cell>
          <table:table-cell office:value-type="percentage" office:value="0.83969032524290055" table:style-name="ce39">
            <text:p>84,0%</text:p>
          </table:table-cell>
          <table:table-cell office:value-type="float" office:value="109389" table:style-name="ce38">
            <text:p>109.389</text:p>
          </table:table-cell>
          <table:table-cell office:value-type="percentage" office:value="0.43039932010528925" table:style-name="ce39">
            <text:p>43,0%</text:p>
          </table:table-cell>
          <table:table-cell office:value-type="float" office:value="32941" table:style-name="ce38">
            <text:p>32.941</text:p>
          </table:table-cell>
          <table:table-cell office:value-type="percentage" office:value="0.1108721407703596" table:style-name="ce39">
            <text:p>11,1%</text:p>
          </table:table-cell>
          <table:table-cell office:value-type="float" office:value="7895" table:style-name="ce38">
            <text:p>7.895</text:p>
          </table:table-cell>
          <table:table-cell office:value-type="percentage" office:value="6.6530711992382044E-2" table:style-name="ce39">
            <text:p>6,7%</text:p>
          </table:table-cell>
          <table:table-cell office:value-type="float" office:value="156" table:style-name="ce38">
            <text:p>156</text:p>
          </table:table-cell>
          <table:table-cell office:value-type="percentage" office:value="4.4941230698317585E-3" table:style-name="ce39">
            <text:p>0,4%</text:p>
          </table:table-cell>
          <table:table-cell office:value-type="float" office:value="635097" table:style-name="ce38">
            <text:p>635.097</text:p>
          </table:table-cell>
          <table:table-cell office:value-type="float" office:value="1237479" table:style-name="ce38">
            <text:p>1.237.479</text:p>
          </table:table-cell>
          <table:table-cell office:value-type="percentage" office:value="0.51321840613052827" table:style-name="ce39">
            <text:p>51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Navarra</text:p>
          </table:table-cell>
          <table:table-cell office:value-type="float" office:value="42350" table:style-name="ce38">
            <text:p>42.350</text:p>
          </table:table-cell>
          <table:table-cell office:value-type="percentage" office:value="1" table:style-name="ce39">
            <text:p>100,0%</text:p>
          </table:table-cell>
          <table:table-cell office:value-type="float" office:value="55554" table:style-name="ce38">
            <text:p>55.554</text:p>
          </table:table-cell>
          <table:table-cell office:value-type="percentage" office:value="0.99573415543447086" table:style-name="ce39">
            <text:p>99,6%</text:p>
          </table:table-cell>
          <table:table-cell office:value-type="float" office:value="70241" table:style-name="ce38">
            <text:p>70.241</text:p>
          </table:table-cell>
          <table:table-cell office:value-type="percentage" office:value="0.95120795189859708" table:style-name="ce39">
            <text:p>95,1%</text:p>
          </table:table-cell>
          <table:table-cell office:value-type="float" office:value="88459" table:style-name="ce38">
            <text:p>88.459</text:p>
          </table:table-cell>
          <table:table-cell office:value-type="percentage" office:value="0.91483442612778454" table:style-name="ce39">
            <text:p>91,5%</text:p>
          </table:table-cell>
          <table:table-cell office:value-type="float" office:value="48179" table:style-name="ce38">
            <text:p>48.179</text:p>
          </table:table-cell>
          <table:table-cell office:value-type="percentage" office:value="0.44609359085942851" table:style-name="ce39">
            <text:p>44,6%</text:p>
          </table:table-cell>
          <table:table-cell office:value-type="float" office:value="16084" table:style-name="ce38">
            <text:p>16.084</text:p>
          </table:table-cell>
          <table:table-cell office:value-type="percentage" office:value="0.13982925599429694" table:style-name="ce39">
            <text:p>14,0%</text:p>
          </table:table-cell>
          <table:table-cell office:value-type="float" office:value="4000" table:style-name="ce38">
            <text:p>4.000</text:p>
          </table:table-cell>
          <table:table-cell office:value-type="percentage" office:value="8.2465725182970823E-2" table:style-name="ce39">
            <text:p>8,2%</text:p>
          </table:table-cell>
          <table:table-cell office:value-type="float" office:value="15" table:style-name="ce38">
            <text:p>15</text:p>
          </table:table-cell>
          <table:table-cell office:value-type="percentage" office:value="1.078671077232849E-3" table:style-name="ce39">
            <text:p>0,1%</text:p>
          </table:table-cell>
          <table:table-cell office:value-type="float" office:value="324882" table:style-name="ce38">
            <text:p>324.882</text:p>
          </table:table-cell>
          <table:table-cell office:value-type="float" office:value="552935" table:style-name="ce38">
            <text:p>552.935</text:p>
          </table:table-cell>
          <table:table-cell office:value-type="percentage" office:value="0.58755911635183156" table:style-name="ce39">
            <text:p>58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País Vasco</text:p>
          </table:table-cell>
          <table:table-cell office:value-type="float" office:value="161877" table:style-name="ce38">
            <text:p>161.877</text:p>
          </table:table-cell>
          <table:table-cell office:value-type="percentage" office:value="1" table:style-name="ce39">
            <text:p>100,0%</text:p>
          </table:table-cell>
          <table:table-cell office:value-type="float" office:value="209865" table:style-name="ce38">
            <text:p>209.865</text:p>
          </table:table-cell>
          <table:table-cell office:value-type="percentage" office:value="0.98490714798597712" table:style-name="ce39">
            <text:p>98,5%</text:p>
          </table:table-cell>
          <table:table-cell office:value-type="float" office:value="271568" table:style-name="ce38">
            <text:p>271.568</text:p>
          </table:table-cell>
          <table:table-cell office:value-type="percentage" office:value="0.96947368796832778" table:style-name="ce39">
            <text:p>96,9%</text:p>
          </table:table-cell>
          <table:table-cell office:value-type="float" office:value="285905" table:style-name="ce38">
            <text:p>285.905</text:p>
          </table:table-cell>
          <table:table-cell office:value-type="percentage" office:value="0.8409539468846422" table:style-name="ce39">
            <text:p>84,1%</text:p>
          </table:table-cell>
          <table:table-cell office:value-type="float" office:value="81860" table:style-name="ce38">
            <text:p>81.860</text:p>
          </table:table-cell>
          <table:table-cell office:value-type="percentage" office:value="0.22604954533279209" table:style-name="ce39">
            <text:p>22,6%</text:p>
          </table:table-cell>
          <table:table-cell office:value-type="float" office:value="52816" table:style-name="ce38">
            <text:p>52.816</text:p>
          </table:table-cell>
          <table:table-cell office:value-type="percentage" office:value="0.14561254535228663" table:style-name="ce39">
            <text:p>14,6%</text:p>
          </table:table-cell>
          <table:table-cell office:value-type="float" office:value="13366" table:style-name="ce38">
            <text:p>13.366</text:p>
          </table:table-cell>
          <table:table-cell office:value-type="percentage" office:value="9.5251669362827196E-2" table:style-name="ce39">
            <text:p>9,5%</text:p>
          </table:table-cell>
          <table:table-cell office:value-type="float" office:value="60" table:style-name="ce38">
            <text:p>60</text:p>
          </table:table-cell>
          <table:table-cell office:value-type="percentage" office:value="1.434583014537108E-3" table:style-name="ce39">
            <text:p>0,1%</text:p>
          </table:table-cell>
          <table:table-cell office:value-type="float" office:value="1077317" table:style-name="ce38">
            <text:p>1.077.317</text:p>
          </table:table-cell>
          <table:table-cell office:value-type="float" office:value="1898123" table:style-name="ce38">
            <text:p>1.898.123</text:p>
          </table:table-cell>
          <table:table-cell office:value-type="percentage" office:value="0.56756964643492547" table:style-name="ce39">
            <text:p>56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euta</text:p>
          </table:table-cell>
          <table:table-cell office:value-type="float" office:value="2359" table:style-name="ce38">
            <text:p>2.359</text:p>
          </table:table-cell>
          <table:table-cell office:value-type="percentage" office:value="0.90556621880998078" table:style-name="ce39">
            <text:p>90,6%</text:p>
          </table:table-cell>
          <table:table-cell office:value-type="float" office:value="3769" table:style-name="ce38">
            <text:p>3.769</text:p>
          </table:table-cell>
          <table:table-cell office:value-type="percentage" office:value="0.87285780453913853" table:style-name="ce39">
            <text:p>87,3%</text:p>
          </table:table-cell>
          <table:table-cell office:value-type="float" office:value="6993" table:style-name="ce38">
            <text:p>6.993</text:p>
          </table:table-cell>
          <table:table-cell office:value-type="percentage" office:value="0.89003436426116833" table:style-name="ce39">
            <text:p>89,0%</text:p>
          </table:table-cell>
          <table:table-cell office:value-type="float" office:value="9659" table:style-name="ce38">
            <text:p>9.659</text:p>
          </table:table-cell>
          <table:table-cell office:value-type="percentage" office:value="0.83584285219799237" table:style-name="ce39">
            <text:p>83,6%</text:p>
          </table:table-cell>
          <table:table-cell office:value-type="float" office:value="9008" table:style-name="ce38">
            <text:p>9.008</text:p>
          </table:table-cell>
          <table:table-cell office:value-type="percentage" office:value="0.71254548330960288" table:style-name="ce39">
            <text:p>71,3%</text:p>
          </table:table-cell>
          <table:table-cell office:value-type="float" office:value="3451" table:style-name="ce38">
            <text:p>3.451</text:p>
          </table:table-cell>
          <table:table-cell office:value-type="percentage" office:value="0.19806014692378329" table:style-name="ce39">
            <text:p>19,8%</text:p>
          </table:table-cell>
          <table:table-cell office:value-type="float" office:value="600" table:style-name="ce38">
            <text:p>600</text:p>
          </table:table-cell>
          <table:table-cell office:value-type="percentage" office:value="7.9145231499802141E-2" table:style-name="ce39">
            <text:p>7,9%</text:p>
          </table:table-cell>
          <table:table-cell office:value-type="float" office:value="11" table:style-name="ce38">
            <text:p>11</text:p>
          </table:table-cell>
          <table:table-cell office:value-type="percentage" office:value="5.0574712643678158E-3" table:style-name="ce39">
            <text:p>0,5%</text:p>
          </table:table-cell>
          <table:table-cell office:value-type="float" office:value="35850" table:style-name="ce38">
            <text:p>35.850</text:p>
          </table:table-cell>
          <table:table-cell office:value-type="float" office:value="66158" table:style-name="ce38">
            <text:p>66.158</text:p>
          </table:table-cell>
          <table:table-cell office:value-type="percentage" office:value="0.54188457934036705" table:style-name="ce39">
            <text:p>54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elilla</text:p>
          </table:table-cell>
          <table:table-cell office:value-type="float" office:value="1939" table:style-name="ce38">
            <text:p>1.939</text:p>
          </table:table-cell>
          <table:table-cell office:value-type="percentage" office:value="0.82545764154959556" table:style-name="ce39">
            <text:p>82,5%</text:p>
          </table:table-cell>
          <table:table-cell office:value-type="float" office:value="3153" table:style-name="ce38">
            <text:p>3.153</text:p>
          </table:table-cell>
          <table:table-cell office:value-type="percentage" office:value="0.84124866595517611" table:style-name="ce39">
            <text:p>84,1%</text:p>
          </table:table-cell>
          <table:table-cell office:value-type="float" office:value="6528" table:style-name="ce38">
            <text:p>6.528</text:p>
          </table:table-cell>
          <table:table-cell office:value-type="percentage" office:value="0.8340360291299348" table:style-name="ce39">
            <text:p>83,4%</text:p>
          </table:table-cell>
          <table:table-cell office:value-type="float" office:value="8538" table:style-name="ce38">
            <text:p>8.538</text:p>
          </table:table-cell>
          <table:table-cell office:value-type="percentage" office:value="0.75564209222055045" table:style-name="ce39">
            <text:p>75,6%</text:p>
          </table:table-cell>
          <table:table-cell office:value-type="float" office:value="8206" table:style-name="ce38">
            <text:p>8.206</text:p>
          </table:table-cell>
          <table:table-cell office:value-type="percentage" office:value="0.68371938010331612" table:style-name="ce39">
            <text:p>68,4%</text:p>
          </table:table-cell>
          <table:table-cell office:value-type="float" office:value="3121" table:style-name="ce38">
            <text:p>3.121</text:p>
          </table:table-cell>
          <table:table-cell office:value-type="percentage" office:value="0.17249765102525838" table:style-name="ce39">
            <text:p>17,2%</text:p>
          </table:table-cell>
          <table:table-cell office:value-type="float" office:value="332" table:style-name="ce38">
            <text:p>332</text:p>
          </table:table-cell>
          <table:table-cell office:value-type="percentage" office:value="3.8894095595126521E-2" table:style-name="ce39">
            <text:p>3,9%</text:p>
          </table:table-cell>
          <table:table-cell office:value-type="float" office:value="7" table:style-name="ce38">
            <text:p>7</text:p>
          </table:table-cell>
          <table:table-cell office:value-type="percentage" office:value="3.0120481927710845E-3" table:style-name="ce39">
            <text:p>0,3%</text:p>
          </table:table-cell>
          <table:table-cell office:value-type="float" office:value="31824" table:style-name="ce38">
            <text:p>31.824</text:p>
          </table:table-cell>
          <table:table-cell office:value-type="float" office:value="66178" table:style-name="ce38">
            <text:p>66.178</text:p>
          </table:table-cell>
          <table:table-cell office:value-type="percentage" office:value="0.48088488621596298" table:style-name="ce39">
            <text:p>48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Fuerzas Armadas</text:p>
          </table:table-cell>
          <table:table-cell office:value-type="float" office:value="31" table:style-name="ce38">
            <text:p>31</text:p>
          </table:table-cell>
          <table:table-cell office:value-type="string" table:style-name="ce39">
            <text:p>-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3315" table:style-name="ce38">
            <text:p>3.315</text:p>
          </table:table-cell>
          <table:table-cell office:value-type="string" table:style-name="ce39">
            <text:p>-</text:p>
          </table:table-cell>
          <table:table-cell office:value-type="float" office:value="8768" table:style-name="ce38">
            <text:p>8.768</text:p>
          </table:table-cell>
          <table:table-cell office:value-type="string" table:style-name="ce39">
            <text:p>-</text:p>
          </table:table-cell>
          <table:table-cell office:value-type="float" office:value="18761" table:style-name="ce38">
            <text:p>18.761</text:p>
          </table:table-cell>
          <table:table-cell office:value-type="string" table:style-name="ce39">
            <text:p>-</text:p>
          </table:table-cell>
          <table:table-cell office:value-type="float" office:value="35485" table:style-name="ce38">
            <text:p>35.485</text:p>
          </table:table-cell>
          <table:table-cell office:value-type="string" table:style-name="ce39">
            <text:p>-</text:p>
          </table:table-cell>
          <table:table-cell office:value-type="float" office:value="9051" table:style-name="ce38">
            <text:p>9.051</text:p>
          </table:table-cell>
          <table:table-cell office:value-type="string" table:style-name="ce39">
            <text:p>-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75437" table:style-name="ce38">
            <text:p>75.437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/>
        </table:table-row>
        <table:table-row table:style-name="ro4">
          <table:table-cell office:value-type="string" table:style-name="ce40">
            <text:p>Sanidad Exterior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5" table:style-name="ce38">
            <text:p>5</text:p>
          </table:table-cell>
          <table:table-cell office:value-type="string" table:style-name="ce39">
            <text:p>-</text:p>
          </table:table-cell>
          <table:table-cell office:value-type="float" office:value="42" table:style-name="ce38">
            <text:p>42</text:p>
          </table:table-cell>
          <table:table-cell office:value-type="string" table:style-name="ce39">
            <text:p>-</text:p>
          </table:table-cell>
          <table:table-cell office:value-type="float" office:value="141" table:style-name="ce38">
            <text:p>141</text:p>
          </table:table-cell>
          <table:table-cell office:value-type="string" table:style-name="ce39">
            <text:p>-</text:p>
          </table:table-cell>
          <table:table-cell office:value-type="float" office:value="207" table:style-name="ce38">
            <text:p>207</text:p>
          </table:table-cell>
          <table:table-cell office:value-type="string" table:style-name="ce39">
            <text:p>-</text:p>
          </table:table-cell>
          <table:table-cell office:value-type="float" office:value="50" table:style-name="ce38">
            <text:p>50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445" table:style-name="ce38">
            <text:p>445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41"/>
        </table:table-row>
        <table:table-row table:style-name="ro7">
          <table:table-cell office:value-type="string" table:style-name="ce42">
            <text:p>Total España</text:p>
          </table:table-cell>
          <table:table-cell office:value-type="float" office:value="2911525" table:style-name="ce43">
            <text:p>2.911.525</text:p>
          </table:table-cell>
          <table:table-cell office:value-type="percentage" office:value="1" table:style-name="ce44">
            <text:p>100,0%</text:p>
          </table:table-cell>
          <table:table-cell office:value-type="float" office:value="3881485" table:style-name="ce43">
            <text:p>3.881.485</text:p>
          </table:table-cell>
          <table:table-cell office:value-type="percentage" office:value="0.98016184159523445" table:style-name="ce44">
            <text:p>98,0%</text:p>
          </table:table-cell>
          <table:table-cell office:value-type="float" office:value="4951450" table:style-name="ce43">
            <text:p>4.951.450</text:p>
          </table:table-cell>
          <table:table-cell office:value-type="percentage" office:value="0.92776147436024747" table:style-name="ce44">
            <text:p>92,8%</text:p>
          </table:table-cell>
          <table:table-cell office:value-type="float" office:value="5877572" table:style-name="ce43">
            <text:p>5.877.572</text:p>
          </table:table-cell>
          <table:table-cell office:value-type="percentage" office:value="0.83567699173048915" table:style-name="ce44">
            <text:p>83,6%</text:p>
          </table:table-cell>
          <table:table-cell office:value-type="float" office:value="2676432" table:style-name="ce43">
            <text:p>2.676.432</text:p>
          </table:table-cell>
          <table:table-cell office:value-type="percentage" office:value="0.33914358778048481" table:style-name="ce44">
            <text:p>33,9%</text:p>
          </table:table-cell>
          <table:table-cell office:value-type="float" office:value="1164109" table:style-name="ce43">
            <text:p>1.164.109</text:p>
          </table:table-cell>
          <table:table-cell office:value-type="percentage" office:value="0.13206936032681157" table:style-name="ce44">
            <text:p>13,2%</text:p>
          </table:table-cell>
          <table:table-cell office:value-type="float" office:value="247827" table:style-name="ce43">
            <text:p>247.827</text:p>
          </table:table-cell>
          <table:table-cell office:value-type="percentage" office:value="7.4865442668471935E-2" table:style-name="ce44">
            <text:p>7,5%</text:p>
          </table:table-cell>
          <table:table-cell office:value-type="float" office:value="3440" table:style-name="ce43">
            <text:p>3.440</text:p>
          </table:table-cell>
          <table:table-cell office:value-type="percentage" office:value="3.6246811281609274E-3" table:style-name="ce44">
            <text:p>0,4%</text:p>
          </table:table-cell>
          <table:table-cell office:value-type="float" office:value="21713840" table:style-name="ce43">
            <text:p>21.713.840</text:p>
          </table:table-cell>
          <table:table-cell office:value-type="float" office:value="40129822" table:style-name="ce43">
            <text:p>40.129.822</text:p>
          </table:table-cell>
          <table:table-cell office:value-type="percentage" office:value="0.54108986578609797" table:style-name="ce44">
            <text:p>54,1%</text:p>
          </table:table-cell>
          <table:table-cell table:number-columns-repeated="16364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4">
          <table:table-cell table:number-columns-repeated="16384"/>
        </table:table-row>
      </table:table>
      <table:table table:name="Etarios_con_pauta_completa" table:style-name="ta1">
        <table:table-column table:style-name="co6" table:default-cell-style-name="ce21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41"/>
        <table:table-column table:style-name="co3" table:default-cell-style-name="ce45"/>
        <table:table-column table:style-name="co3" table:default-cell-style-name="ce21"/>
        <table:table-column table:style-name="co3" table:default-cell-style-name="ce45"/>
        <table:table-column table:style-name="co3" table:number-columns-repeated="2" table:default-cell-style-name="ce21"/>
        <table:table-column table:style-name="co3" table:default-cell-style-name="ce45"/>
        <table:table-column table:style-name="co3" table:number-columns-repeated="16366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5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8-24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6-17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4">
          <table:table-cell office:value-type="string" table:style-name="ce34">
            <text:p>Andalucía</text:p>
          </table:table-cell>
          <table:table-cell office:value-type="float" office:value="422203" table:style-name="ce35">
            <text:p>422.203</text:p>
          </table:table-cell>
          <table:table-cell office:value-type="percentage" office:value="1" table:style-name="ce36">
            <text:p>100,0%</text:p>
          </table:table-cell>
          <table:table-cell office:value-type="float" office:value="629388" table:style-name="ce35">
            <text:p>629.388</text:p>
          </table:table-cell>
          <table:table-cell office:value-type="percentage" office:value="0.96772199679879944" table:style-name="ce36">
            <text:p>96,8%</text:p>
          </table:table-cell>
          <table:table-cell office:value-type="float" office:value="224084" table:style-name="ce35">
            <text:p>224.084</text:p>
          </table:table-cell>
          <table:table-cell office:value-type="percentage" office:value="0.24459393525274875" table:style-name="ce36">
            <text:p>24,5%</text:p>
          </table:table-cell>
          <table:table-cell office:value-type="float" office:value="554933" table:style-name="ce35">
            <text:p>554.933</text:p>
          </table:table-cell>
          <table:table-cell office:value-type="percentage" office:value="0.43867493108810052" table:style-name="ce36">
            <text:p>43,9%</text:p>
          </table:table-cell>
          <table:table-cell office:value-type="float" office:value="170369" table:style-name="ce35">
            <text:p>170.369</text:p>
          </table:table-cell>
          <table:table-cell office:value-type="percentage" office:value="0.12299998411683082" table:style-name="ce36">
            <text:p>12,3%</text:p>
          </table:table-cell>
          <table:table-cell office:value-type="float" office:value="156267" table:style-name="ce35">
            <text:p>156.267</text:p>
          </table:table-cell>
          <table:table-cell office:value-type="percentage" office:value="9.6207704767750618E-2" table:style-name="ce36">
            <text:p>9,6%</text:p>
          </table:table-cell>
          <table:table-cell office:value-type="float" office:value="25939" table:style-name="ce35">
            <text:p>25.939</text:p>
          </table:table-cell>
          <table:table-cell office:value-type="percentage" office:value="4.1446298290633801E-2" table:style-name="ce36">
            <text:p>4,1%</text:p>
          </table:table-cell>
          <table:table-cell office:value-type="float" office:value="475" table:style-name="ce35">
            <text:p>475</text:p>
          </table:table-cell>
          <table:table-cell office:value-type="percentage" office:value="2.6110234662298469E-3" table:style-name="ce36">
            <text:p>0,3%</text:p>
          </table:table-cell>
          <table:table-cell office:value-type="float" office:value="2183658" table:style-name="ce35">
            <text:p>2.183.658</text:p>
          </table:table-cell>
          <table:table-cell office:value-type="float" office:value="7062213" table:style-name="ce35">
            <text:p>7.062.213</text:p>
          </table:table-cell>
          <table:table-cell office:value-type="percentage" office:value="0.3092030784118236" table:style-name="ce36">
            <text:p>30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ragón</text:p>
          </table:table-cell>
          <table:table-cell office:value-type="float" office:value="98570" table:style-name="ce38">
            <text:p>98.570</text:p>
          </table:table-cell>
          <table:table-cell office:value-type="percentage" office:value="0.9976013845172913" table:style-name="ce39">
            <text:p>99,8%</text:p>
          </table:table-cell>
          <table:table-cell office:value-type="float" office:value="114990" table:style-name="ce38">
            <text:p>114.990</text:p>
          </table:table-cell>
          <table:table-cell office:value-type="percentage" office:value="0.96666806775671477" table:style-name="ce39">
            <text:p>96,7%</text:p>
          </table:table-cell>
          <table:table-cell office:value-type="float" office:value="47150" table:style-name="ce38">
            <text:p>47.150</text:p>
          </table:table-cell>
          <table:table-cell office:value-type="percentage" office:value="0.30153421118266643" table:style-name="ce39">
            <text:p>30,2%</text:p>
          </table:table-cell>
          <table:table-cell office:value-type="float" office:value="68595" table:style-name="ce38">
            <text:p>68.595</text:p>
          </table:table-cell>
          <table:table-cell office:value-type="percentage" office:value="0.34597459978009343" table:style-name="ce39">
            <text:p>34,6%</text:p>
          </table:table-cell>
          <table:table-cell office:value-type="float" office:value="33006" table:style-name="ce38">
            <text:p>33.006</text:p>
          </table:table-cell>
          <table:table-cell office:value-type="percentage" office:value="0.15355698952745611" table:style-name="ce39">
            <text:p>15,4%</text:p>
          </table:table-cell>
          <table:table-cell office:value-type="float" office:value="24063" table:style-name="ce38">
            <text:p>24.063</text:p>
          </table:table-cell>
          <table:table-cell office:value-type="percentage" office:value="0.10410573678290214" table:style-name="ce39">
            <text:p>10,4%</text:p>
          </table:table-cell>
          <table:table-cell office:value-type="float" office:value="6020" table:style-name="ce38">
            <text:p>6.020</text:p>
          </table:table-cell>
          <table:table-cell office:value-type="percentage" office:value="6.7503924646781788E-2" table:style-name="ce39">
            <text:p>6,8%</text:p>
          </table:table-cell>
          <table:table-cell office:value-type="float" office:value="55" table:style-name="ce38">
            <text:p>55</text:p>
          </table:table-cell>
          <table:table-cell office:value-type="percentage" office:value="2.1907113837329722E-3" table:style-name="ce39">
            <text:p>0,2%</text:p>
          </table:table-cell>
          <table:table-cell office:value-type="float" office:value="392449" table:style-name="ce38">
            <text:p>392.449</text:p>
          </table:table-cell>
          <table:table-cell office:value-type="float" office:value="1132764" table:style-name="ce38">
            <text:p>1.132.764</text:p>
          </table:table-cell>
          <table:table-cell office:value-type="percentage" office:value="0.34645257087972431" table:style-name="ce39">
            <text:p>34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sturias<text:s/></text:p>
          </table:table-cell>
          <table:table-cell office:value-type="float" office:value="86856" table:style-name="ce38">
            <text:p>86.856</text:p>
          </table:table-cell>
          <table:table-cell office:value-type="percentage" office:value="0.98895543460934121" table:style-name="ce39">
            <text:p>98,9%</text:p>
          </table:table-cell>
          <table:table-cell office:value-type="float" office:value="110660" table:style-name="ce38">
            <text:p>110.660</text:p>
          </table:table-cell>
          <table:table-cell office:value-type="percentage" office:value="1" table:style-name="ce39">
            <text:p>100,0%</text:p>
          </table:table-cell>
          <table:table-cell office:value-type="float" office:value="33328" table:style-name="ce38">
            <text:p>33.328</text:p>
          </table:table-cell>
          <table:table-cell office:value-type="percentage" office:value="0.222703338411782" table:style-name="ce39">
            <text:p>22,3%</text:p>
          </table:table-cell>
          <table:table-cell office:value-type="float" office:value="76831" table:style-name="ce38">
            <text:p>76.831</text:p>
          </table:table-cell>
          <table:table-cell office:value-type="percentage" office:value="0.47238464139690739" table:style-name="ce39">
            <text:p>47,2%</text:p>
          </table:table-cell>
          <table:table-cell office:value-type="float" office:value="27124" table:style-name="ce38">
            <text:p>27.124</text:p>
          </table:table-cell>
          <table:table-cell office:value-type="percentage" office:value="0.16242596995083627" table:style-name="ce39">
            <text:p>16,2%</text:p>
          </table:table-cell>
          <table:table-cell office:value-type="float" office:value="19698" table:style-name="ce38">
            <text:p>19.698</text:p>
          </table:table-cell>
          <table:table-cell office:value-type="percentage" office:value="0.12700029657902542" table:style-name="ce39">
            <text:p>12,7%</text:p>
          </table:table-cell>
          <table:table-cell office:value-type="float" office:value="4530" table:style-name="ce38">
            <text:p>4.530</text:p>
          </table:table-cell>
          <table:table-cell office:value-type="percentage" office:value="8.3611731482677795E-2" table:style-name="ce39">
            <text:p>8,4%</text:p>
          </table:table-cell>
          <table:table-cell office:value-type="float" office:value="42" table:style-name="ce38">
            <text:p>42</text:p>
          </table:table-cell>
          <table:table-cell office:value-type="percentage" office:value="2.6987084752297117E-3" table:style-name="ce39">
            <text:p>0,3%</text:p>
          </table:table-cell>
          <table:table-cell office:value-type="float" office:value="359069" table:style-name="ce38">
            <text:p>359.069</text:p>
          </table:table-cell>
          <table:table-cell office:value-type="float" office:value="901209" table:style-name="ce38">
            <text:p>901.209</text:p>
          </table:table-cell>
          <table:table-cell office:value-type="percentage" office:value="0.39843033081116591" table:style-name="ce39">
            <text:p>39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Baleares</text:p>
          </table:table-cell>
          <table:table-cell office:value-type="float" office:value="49597" table:style-name="ce38">
            <text:p>49.597</text:p>
          </table:table-cell>
          <table:table-cell office:value-type="percentage" office:value="1" table:style-name="ce39">
            <text:p>100,0%</text:p>
          </table:table-cell>
          <table:table-cell office:value-type="float" office:value="75055" table:style-name="ce38">
            <text:p>75.055</text:p>
          </table:table-cell>
          <table:table-cell office:value-type="percentage" office:value="0.9321749714342491" table:style-name="ce39">
            <text:p>93,2%</text:p>
          </table:table-cell>
          <table:table-cell office:value-type="float" office:value="11928" table:style-name="ce38">
            <text:p>11.928</text:p>
          </table:table-cell>
          <table:table-cell office:value-type="percentage" office:value="0.10174783120505668" table:style-name="ce39">
            <text:p>10,2%</text:p>
          </table:table-cell>
          <table:table-cell office:value-type="float" office:value="79957" table:style-name="ce38">
            <text:p>79.957</text:p>
          </table:table-cell>
          <table:table-cell office:value-type="percentage" office:value="0.48225842445882616" table:style-name="ce39">
            <text:p>48,2%</text:p>
          </table:table-cell>
          <table:table-cell office:value-type="float" office:value="34142" table:style-name="ce38">
            <text:p>34.142</text:p>
          </table:table-cell>
          <table:table-cell office:value-type="percentage" office:value="0.16559959645344663" table:style-name="ce39">
            <text:p>16,6%</text:p>
          </table:table-cell>
          <table:table-cell office:value-type="float" office:value="21679" table:style-name="ce38">
            <text:p>21.679</text:p>
          </table:table-cell>
          <table:table-cell office:value-type="percentage" office:value="8.4065580381724972E-2" table:style-name="ce39">
            <text:p>8,4%</text:p>
          </table:table-cell>
          <table:table-cell office:value-type="float" office:value="3466" table:style-name="ce38">
            <text:p>3.466</text:p>
          </table:table-cell>
          <table:table-cell office:value-type="percentage" office:value="4.0377916797725975E-2" table:style-name="ce39">
            <text:p>4,0%</text:p>
          </table:table-cell>
          <table:table-cell office:value-type="float" office:value="40" table:style-name="ce38">
            <text:p>40</text:p>
          </table:table-cell>
          <table:table-cell office:value-type="percentage" office:value="1.7167381974248926E-3" table:style-name="ce39">
            <text:p>0,2%</text:p>
          </table:table-cell>
          <table:table-cell office:value-type="float" office:value="275864" table:style-name="ce38">
            <text:p>275.864</text:p>
          </table:table-cell>
          <table:table-cell office:value-type="float" office:value="986279" table:style-name="ce38">
            <text:p>986.279</text:p>
          </table:table-cell>
          <table:table-cell office:value-type="percentage" office:value="0.27970178823639152" table:style-name="ce39">
            <text:p>28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arias</text:p>
          </table:table-cell>
          <table:table-cell office:value-type="float" office:value="88137" table:style-name="ce38">
            <text:p>88.137</text:p>
          </table:table-cell>
          <table:table-cell office:value-type="percentage" office:value="0.97673877388182095" table:style-name="ce39">
            <text:p>97,7%</text:p>
          </table:table-cell>
          <table:table-cell office:value-type="float" office:value="141688" table:style-name="ce38">
            <text:p>141.688</text:p>
          </table:table-cell>
          <table:table-cell office:value-type="percentage" office:value="0.91689046210792657" table:style-name="ce39">
            <text:p>91,7%</text:p>
          </table:table-cell>
          <table:table-cell office:value-type="float" office:value="49497" table:style-name="ce38">
            <text:p>49.497</text:p>
          </table:table-cell>
          <table:table-cell office:value-type="percentage" office:value="0.210543106528508" table:style-name="ce39">
            <text:p>21,1%</text:p>
          </table:table-cell>
          <table:table-cell office:value-type="float" office:value="150014" table:style-name="ce38">
            <text:p>150.014</text:p>
          </table:table-cell>
          <table:table-cell office:value-type="percentage" office:value="0.42798534714931302" table:style-name="ce39">
            <text:p>42,8%</text:p>
          </table:table-cell>
          <table:table-cell office:value-type="float" office:value="60760" table:style-name="ce38">
            <text:p>60.760</text:p>
          </table:table-cell>
          <table:table-cell office:value-type="percentage" office:value="0.15662861797671709" table:style-name="ce39">
            <text:p>15,7%</text:p>
          </table:table-cell>
          <table:table-cell office:value-type="float" office:value="34751" table:style-name="ce38">
            <text:p>34.751</text:p>
          </table:table-cell>
          <table:table-cell office:value-type="percentage" office:value="7.818226404821739E-2" table:style-name="ce39">
            <text:p>7,8%</text:p>
          </table:table-cell>
          <table:table-cell office:value-type="float" office:value="6019" table:style-name="ce38">
            <text:p>6.019</text:p>
          </table:table-cell>
          <table:table-cell office:value-type="percentage" office:value="3.6723836020964129E-2" table:style-name="ce39">
            <text:p>3,7%</text:p>
          </table:table-cell>
          <table:table-cell office:value-type="float" office:value="69" table:style-name="ce38">
            <text:p>69</text:p>
          </table:table-cell>
          <table:table-cell office:value-type="percentage" office:value="1.5557359307359307E-3" table:style-name="ce39">
            <text:p>0,2%</text:p>
          </table:table-cell>
          <table:table-cell office:value-type="float" office:value="530935" table:style-name="ce38">
            <text:p>530.935</text:p>
          </table:table-cell>
          <table:table-cell office:value-type="float" office:value="1871033" table:style-name="ce38">
            <text:p>1.871.033</text:p>
          </table:table-cell>
          <table:table-cell office:value-type="percentage" office:value="0.28376570589615469" table:style-name="ce39">
            <text:p>28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tabria</text:p>
          </table:table-cell>
          <table:table-cell office:value-type="float" office:value="41525" table:style-name="ce38">
            <text:p>41.525</text:p>
          </table:table-cell>
          <table:table-cell office:value-type="percentage" office:value="1" table:style-name="ce39">
            <text:p>100,0%</text:p>
          </table:table-cell>
          <table:table-cell office:value-type="float" office:value="54742" table:style-name="ce38">
            <text:p>54.742</text:p>
          </table:table-cell>
          <table:table-cell office:value-type="percentage" office:value="1" table:style-name="ce39">
            <text:p>100,0%</text:p>
          </table:table-cell>
          <table:table-cell office:value-type="float" office:value="24350" table:style-name="ce38">
            <text:p>24.350</text:p>
          </table:table-cell>
          <table:table-cell office:value-type="percentage" office:value="0.31482319477665005" table:style-name="ce39">
            <text:p>31,5%</text:p>
          </table:table-cell>
          <table:table-cell office:value-type="float" office:value="26417" table:style-name="ce38">
            <text:p>26.417</text:p>
          </table:table-cell>
          <table:table-cell office:value-type="percentage" office:value="0.29363967809345959" table:style-name="ce39">
            <text:p>29,4%</text:p>
          </table:table-cell>
          <table:table-cell office:value-type="float" office:value="9497" table:style-name="ce38">
            <text:p>9.497</text:p>
          </table:table-cell>
          <table:table-cell office:value-type="percentage" office:value="9.7137129355930815E-2" table:style-name="ce39">
            <text:p>9,7%</text:p>
          </table:table-cell>
          <table:table-cell office:value-type="float" office:value="7475" table:style-name="ce38">
            <text:p>7.475</text:p>
          </table:table-cell>
          <table:table-cell office:value-type="percentage" office:value="7.7483622190894774E-2" table:style-name="ce39">
            <text:p>7,7%</text:p>
          </table:table-cell>
          <table:table-cell office:value-type="float" office:value="1288" table:style-name="ce38">
            <text:p>1.288</text:p>
          </table:table-cell>
          <table:table-cell office:value-type="percentage" office:value="3.6868470015743525E-2" table:style-name="ce39">
            <text:p>3,7%</text:p>
          </table:table-cell>
          <table:table-cell office:value-type="float" office:value="8" table:style-name="ce38">
            <text:p>8</text:p>
          </table:table-cell>
          <table:table-cell office:value-type="percentage" office:value="7.4135853952367716E-4" table:style-name="ce39">
            <text:p>0,1%</text:p>
          </table:table-cell>
          <table:table-cell office:value-type="float" office:value="165302" table:style-name="ce38">
            <text:p>165.302</text:p>
          </table:table-cell>
          <table:table-cell office:value-type="float" office:value="501384" table:style-name="ce38">
            <text:p>501.384</text:p>
          </table:table-cell>
          <table:table-cell office:value-type="percentage" office:value="0.32969141416558967" table:style-name="ce39">
            <text:p>33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y Leon</text:p>
          </table:table-cell>
          <table:table-cell office:value-type="float" office:value="224966" table:style-name="ce38">
            <text:p>224.966</text:p>
          </table:table-cell>
          <table:table-cell office:value-type="percentage" office:value="1" table:style-name="ce39">
            <text:p>100,0%</text:p>
          </table:table-cell>
          <table:table-cell office:value-type="float" office:value="245032" table:style-name="ce38">
            <text:p>245.032</text:p>
          </table:table-cell>
          <table:table-cell office:value-type="percentage" office:value="0.99845972046778864" table:style-name="ce39">
            <text:p>99,8%</text:p>
          </table:table-cell>
          <table:table-cell office:value-type="float" office:value="120440" table:style-name="ce38">
            <text:p>120.440</text:p>
          </table:table-cell>
          <table:table-cell office:value-type="percentage" office:value="0.37805854194459704" table:style-name="ce39">
            <text:p>37,8%</text:p>
          </table:table-cell>
          <table:table-cell office:value-type="float" office:value="110823" table:style-name="ce38">
            <text:p>110.823</text:p>
          </table:table-cell>
          <table:table-cell office:value-type="percentage" office:value="0.29074047353577753" table:style-name="ce39">
            <text:p>29,1%</text:p>
          </table:table-cell>
          <table:table-cell office:value-type="float" office:value="45365" table:style-name="ce38">
            <text:p>45.365</text:p>
          </table:table-cell>
          <table:table-cell office:value-type="percentage" office:value="0.12486753554176243" table:style-name="ce39">
            <text:p>12,5%</text:p>
          </table:table-cell>
          <table:table-cell office:value-type="float" office:value="38129" table:style-name="ce38">
            <text:p>38.129</text:p>
          </table:table-cell>
          <table:table-cell office:value-type="percentage" office:value="0.10150274860573147" table:style-name="ce39">
            <text:p>10,2%</text:p>
          </table:table-cell>
          <table:table-cell office:value-type="float" office:value="6871" table:style-name="ce38">
            <text:p>6.871</text:p>
          </table:table-cell>
          <table:table-cell office:value-type="percentage" office:value="4.7575854094251566E-2" table:style-name="ce39">
            <text:p>4,8%</text:p>
          </table:table-cell>
          <table:table-cell office:value-type="float" office:value="114" table:style-name="ce38">
            <text:p>114</text:p>
          </table:table-cell>
          <table:table-cell office:value-type="percentage" office:value="2.8020843574869726E-3" table:style-name="ce39">
            <text:p>0,3%</text:p>
          </table:table-cell>
          <table:table-cell office:value-type="float" office:value="791740" table:style-name="ce38">
            <text:p>791.740</text:p>
          </table:table-cell>
          <table:table-cell office:value-type="float" office:value="2092873" table:style-name="ce38">
            <text:p>2.092.873</text:p>
          </table:table-cell>
          <table:table-cell office:value-type="percentage" office:value="0.37830293572519691" table:style-name="ce39">
            <text:p>37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- La Mancha</text:p>
          </table:table-cell>
          <table:table-cell office:value-type="float" office:value="134796" table:style-name="ce38">
            <text:p>134.796</text:p>
          </table:table-cell>
          <table:table-cell office:value-type="percentage" office:value="0.99705608237051935" table:style-name="ce39">
            <text:p>99,7%</text:p>
          </table:table-cell>
          <table:table-cell office:value-type="float" office:value="154327" table:style-name="ce38">
            <text:p>154.327</text:p>
          </table:table-cell>
          <table:table-cell office:value-type="percentage" office:value="0.96999390324385137" table:style-name="ce39">
            <text:p>97,0%</text:p>
          </table:table-cell>
          <table:table-cell office:value-type="float" office:value="54296" table:style-name="ce38">
            <text:p>54.296</text:p>
          </table:table-cell>
          <table:table-cell office:value-type="percentage" office:value="0.24855798282397321" table:style-name="ce39">
            <text:p>24,9%</text:p>
          </table:table-cell>
          <table:table-cell office:value-type="float" office:value="134781" table:style-name="ce38">
            <text:p>134.781</text:p>
          </table:table-cell>
          <table:table-cell office:value-type="percentage" office:value="0.43834355628695387" table:style-name="ce39">
            <text:p>43,8%</text:p>
          </table:table-cell>
          <table:table-cell office:value-type="float" office:value="42104" table:style-name="ce38">
            <text:p>42.104</text:p>
          </table:table-cell>
          <table:table-cell office:value-type="percentage" office:value="0.1273543957290422" table:style-name="ce39">
            <text:p>12,7%</text:p>
          </table:table-cell>
          <table:table-cell office:value-type="float" office:value="23385" table:style-name="ce38">
            <text:p>23.385</text:p>
          </table:table-cell>
          <table:table-cell office:value-type="percentage" office:value="6.1986428457827494E-2" table:style-name="ce39">
            <text:p>6,2%</text:p>
          </table:table-cell>
          <table:table-cell office:value-type="float" office:value="5537" table:style-name="ce38">
            <text:p>5.537</text:p>
          </table:table-cell>
          <table:table-cell office:value-type="percentage" office:value="3.7032330555518397E-2" table:style-name="ce39">
            <text:p>3,7%</text:p>
          </table:table-cell>
          <table:table-cell office:value-type="float" office:value="104" table:style-name="ce38">
            <text:p>104</text:p>
          </table:table-cell>
          <table:table-cell office:value-type="percentage" office:value="2.4549145500896989E-3" table:style-name="ce39">
            <text:p>0,2%</text:p>
          </table:table-cell>
          <table:table-cell office:value-type="float" office:value="549330" table:style-name="ce38">
            <text:p>549.330</text:p>
          </table:table-cell>
          <table:table-cell office:value-type="float" office:value="1719964" table:style-name="ce38">
            <text:p>1.719.964</text:p>
          </table:table-cell>
          <table:table-cell office:value-type="percentage" office:value="0.31938459177052542" table:style-name="ce39">
            <text:p>31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taluña</text:p>
          </table:table-cell>
          <table:table-cell office:value-type="float" office:value="445357" table:style-name="ce38">
            <text:p>445.357</text:p>
          </table:table-cell>
          <table:table-cell office:value-type="percentage" office:value="0.99588770919238989" table:style-name="ce39">
            <text:p>99,6%</text:p>
          </table:table-cell>
          <table:table-cell office:value-type="float" office:value="590756" table:style-name="ce38">
            <text:p>590.756</text:p>
          </table:table-cell>
          <table:table-cell office:value-type="percentage" office:value="0.92989680335971492" table:style-name="ce39">
            <text:p>93,0%</text:p>
          </table:table-cell>
          <table:table-cell office:value-type="float" office:value="97970" table:style-name="ce38">
            <text:p>97.970</text:p>
          </table:table-cell>
          <table:table-cell office:value-type="percentage" office:value="0.1169673728246958" table:style-name="ce39">
            <text:p>11,7%</text:p>
          </table:table-cell>
          <table:table-cell office:value-type="float" office:value="498238" table:style-name="ce38">
            <text:p>498.238</text:p>
          </table:table-cell>
          <table:table-cell office:value-type="percentage" office:value="0.45635384418106212" table:style-name="ce39">
            <text:p>45,6%</text:p>
          </table:table-cell>
          <table:table-cell office:value-type="float" office:value="164234" table:style-name="ce38">
            <text:p>164.234</text:p>
          </table:table-cell>
          <table:table-cell office:value-type="percentage" office:value="0.12472631582944435" table:style-name="ce39">
            <text:p>12,5%</text:p>
          </table:table-cell>
          <table:table-cell office:value-type="float" office:value="148198" table:style-name="ce38">
            <text:p>148.198</text:p>
          </table:table-cell>
          <table:table-cell office:value-type="percentage" office:value="9.9671054180221416E-2" table:style-name="ce39">
            <text:p>10,0%</text:p>
          </table:table-cell>
          <table:table-cell office:value-type="float" office:value="38171" table:style-name="ce38">
            <text:p>38.171</text:p>
          </table:table-cell>
          <table:table-cell office:value-type="percentage" office:value="6.8613881319250211E-2" table:style-name="ce39">
            <text:p>6,9%</text:p>
          </table:table-cell>
          <table:table-cell office:value-type="float" office:value="670" table:style-name="ce38">
            <text:p>670</text:p>
          </table:table-cell>
          <table:table-cell office:value-type="percentage" office:value="4.191062403042586E-3" table:style-name="ce39">
            <text:p>0,4%</text:p>
          </table:table-cell>
          <table:table-cell office:value-type="float" office:value="1983594" table:style-name="ce38">
            <text:p>1.983.594</text:p>
          </table:table-cell>
          <table:table-cell office:value-type="float" office:value="6531658" table:style-name="ce38">
            <text:p>6.531.658</text:p>
          </table:table-cell>
          <table:table-cell office:value-type="percentage" office:value="0.30368920111861336" table:style-name="ce39">
            <text:p>30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. Valenciana</text:p>
          </table:table-cell>
          <table:table-cell office:value-type="float" office:value="288756" table:style-name="ce38">
            <text:p>288.756</text:p>
          </table:table-cell>
          <table:table-cell office:value-type="percentage" office:value="1" table:style-name="ce39">
            <text:p>100,0%</text:p>
          </table:table-cell>
          <table:table-cell office:value-type="float" office:value="414711" table:style-name="ce38">
            <text:p>414.711</text:p>
          </table:table-cell>
          <table:table-cell office:value-type="percentage" office:value="0.94712717705578475" table:style-name="ce39">
            <text:p>94,7%</text:p>
          </table:table-cell>
          <table:table-cell office:value-type="float" office:value="212319" table:style-name="ce38">
            <text:p>212.319</text:p>
          </table:table-cell>
          <table:table-cell office:value-type="percentage" office:value="0.36560833987684421" table:style-name="ce39">
            <text:p>36,6%</text:p>
          </table:table-cell>
          <table:table-cell office:value-type="float" office:value="230065" table:style-name="ce38">
            <text:p>230.065</text:p>
          </table:table-cell>
          <table:table-cell office:value-type="percentage" office:value="0.30580167850981083" table:style-name="ce39">
            <text:p>30,6%</text:p>
          </table:table-cell>
          <table:table-cell office:value-type="float" office:value="70047" table:style-name="ce38">
            <text:p>70.047</text:p>
          </table:table-cell>
          <table:table-cell office:value-type="percentage" office:value="8.2254564413777556E-2" table:style-name="ce39">
            <text:p>8,2%</text:p>
          </table:table-cell>
          <table:table-cell office:value-type="float" office:value="56111" table:style-name="ce38">
            <text:p>56.111</text:p>
          </table:table-cell>
          <table:table-cell office:value-type="percentage" office:value="6.1365145087540283E-2" table:style-name="ce39">
            <text:p>6,1%</text:p>
          </table:table-cell>
          <table:table-cell office:value-type="float" office:value="9854" table:style-name="ce38">
            <text:p>9.854</text:p>
          </table:table-cell>
          <table:table-cell office:value-type="percentage" office:value="2.7928147514128455E-2" table:style-name="ce39">
            <text:p>2,8%</text:p>
          </table:table-cell>
          <table:table-cell office:value-type="float" office:value="157" table:style-name="ce38">
            <text:p>157</text:p>
          </table:table-cell>
          <table:table-cell office:value-type="percentage" office:value="1.5235470504323186E-3" table:style-name="ce39">
            <text:p>0,2%</text:p>
          </table:table-cell>
          <table:table-cell office:value-type="float" office:value="1282020" table:style-name="ce38">
            <text:p>1.282.020</text:p>
          </table:table-cell>
          <table:table-cell office:value-type="float" office:value="4269305" table:style-name="ce38">
            <text:p>4.269.305</text:p>
          </table:table-cell>
          <table:table-cell office:value-type="percentage" office:value="0.30028775175350553" table:style-name="ce39">
            <text:p>30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Extremadura</text:p>
          </table:table-cell>
          <table:table-cell office:value-type="float" office:value="76532" table:style-name="ce38">
            <text:p>76.532</text:p>
          </table:table-cell>
          <table:table-cell office:value-type="percentage" office:value="1" table:style-name="ce39">
            <text:p>100,0%</text:p>
          </table:table-cell>
          <table:table-cell office:value-type="float" office:value="90587" table:style-name="ce38">
            <text:p>90.587</text:p>
          </table:table-cell>
          <table:table-cell office:value-type="percentage" office:value="0.98597022073229135" table:style-name="ce39">
            <text:p>98,6%</text:p>
          </table:table-cell>
          <table:table-cell office:value-type="float" office:value="53669" table:style-name="ce38">
            <text:p>53.669</text:p>
          </table:table-cell>
          <table:table-cell office:value-type="percentage" office:value="0.4283342777560516" table:style-name="ce39">
            <text:p>42,8%</text:p>
          </table:table-cell>
          <table:table-cell office:value-type="float" office:value="70037" table:style-name="ce38">
            <text:p>70.037</text:p>
          </table:table-cell>
          <table:table-cell office:value-type="percentage" office:value="0.41389112140695916" table:style-name="ce39">
            <text:p>41,4%</text:p>
          </table:table-cell>
          <table:table-cell office:value-type="float" office:value="23316" table:style-name="ce38">
            <text:p>23.316</text:p>
          </table:table-cell>
          <table:table-cell office:value-type="percentage" office:value="0.14618731739124982" table:style-name="ce39">
            <text:p>14,6%</text:p>
          </table:table-cell>
          <table:table-cell office:value-type="float" office:value="17198" table:style-name="ce38">
            <text:p>17.198</text:p>
          </table:table-cell>
          <table:table-cell office:value-type="percentage" office:value="8.9440619084271186E-2" table:style-name="ce39">
            <text:p>8,9%</text:p>
          </table:table-cell>
          <table:table-cell office:value-type="float" office:value="2083" table:style-name="ce38">
            <text:p>2.083</text:p>
          </table:table-cell>
          <table:table-cell office:value-type="percentage" office:value="2.7376195983597938E-2" table:style-name="ce39">
            <text:p>2,7%</text:p>
          </table:table-cell>
          <table:table-cell office:value-type="float" office:value="66" table:style-name="ce38">
            <text:p>66</text:p>
          </table:table-cell>
          <table:table-cell office:value-type="percentage" office:value="3.1499069345678424E-3" table:style-name="ce39">
            <text:p>0,3%</text:p>
          </table:table-cell>
          <table:table-cell office:value-type="float" office:value="333488" table:style-name="ce38">
            <text:p>333.488</text:p>
          </table:table-cell>
          <table:table-cell office:value-type="float" office:value="911213" table:style-name="ce38">
            <text:p>911.213</text:p>
          </table:table-cell>
          <table:table-cell office:value-type="percentage" office:value="0.3659824870804082" table:style-name="ce39">
            <text:p>36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Galicia</text:p>
          </table:table-cell>
          <table:table-cell office:value-type="float" office:value="238231" table:style-name="ce38">
            <text:p>238.231</text:p>
          </table:table-cell>
          <table:table-cell office:value-type="percentage" office:value="1" table:style-name="ce39">
            <text:p>100,0%</text:p>
          </table:table-cell>
          <table:table-cell office:value-type="float" office:value="284344" table:style-name="ce38">
            <text:p>284.344</text:p>
          </table:table-cell>
          <table:table-cell office:value-type="percentage" office:value="0.98130189603881801" table:style-name="ce39">
            <text:p>98,1%</text:p>
          </table:table-cell>
          <table:table-cell office:value-type="float" office:value="116276" table:style-name="ce38">
            <text:p>116.276</text:p>
          </table:table-cell>
          <table:table-cell office:value-type="percentage" office:value="0.33515984630772466" table:style-name="ce39">
            <text:p>33,5%</text:p>
          </table:table-cell>
          <table:table-cell office:value-type="float" office:value="200488" table:style-name="ce38">
            <text:p>200.488</text:p>
          </table:table-cell>
          <table:table-cell office:value-type="percentage" office:value="0.49394785273806385" table:style-name="ce39">
            <text:p>49,4%</text:p>
          </table:table-cell>
          <table:table-cell office:value-type="float" office:value="42927" table:style-name="ce38">
            <text:p>42.927</text:p>
          </table:table-cell>
          <table:table-cell office:value-type="percentage" office:value="9.685236033491193E-2" table:style-name="ce39">
            <text:p>9,7%</text:p>
          </table:table-cell>
          <table:table-cell office:value-type="float" office:value="34132" table:style-name="ce38">
            <text:p>34.132</text:p>
          </table:table-cell>
          <table:table-cell office:value-type="percentage" office:value="7.6566401141362497E-2" table:style-name="ce39">
            <text:p>7,7%</text:p>
          </table:table-cell>
          <table:table-cell office:value-type="float" office:value="3785" table:style-name="ce38">
            <text:p>3.785</text:p>
          </table:table-cell>
          <table:table-cell office:value-type="percentage" office:value="2.4779861861272054E-2" table:style-name="ce39">
            <text:p>2,5%</text:p>
          </table:table-cell>
          <table:table-cell office:value-type="float" office:value="41" table:style-name="ce38">
            <text:p>41</text:p>
          </table:table-cell>
          <table:table-cell office:value-type="percentage" office:value="9.3152178852183392E-4" table:style-name="ce39">
            <text:p>0,1%</text:p>
          </table:table-cell>
          <table:table-cell office:value-type="float" office:value="920224" table:style-name="ce38">
            <text:p>920.224</text:p>
          </table:table-cell>
          <table:table-cell office:value-type="float" office:value="2362643" table:style-name="ce38">
            <text:p>2.362.643</text:p>
          </table:table-cell>
          <table:table-cell office:value-type="percentage" office:value="0.38948922880011921" table:style-name="ce39">
            <text:p>38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La Rioja</text:p>
          </table:table-cell>
          <table:table-cell office:value-type="float" office:value="22978" table:style-name="ce38">
            <text:p>22.978</text:p>
          </table:table-cell>
          <table:table-cell office:value-type="percentage" office:value="1" table:style-name="ce39">
            <text:p>100,0%</text:p>
          </table:table-cell>
          <table:table-cell office:value-type="float" office:value="28090" table:style-name="ce38">
            <text:p>28.090</text:p>
          </table:table-cell>
          <table:table-cell office:value-type="percentage" office:value="0.99875555555555551" table:style-name="ce39">
            <text:p>99,9%</text:p>
          </table:table-cell>
          <table:table-cell office:value-type="float" office:value="16282" table:style-name="ce38">
            <text:p>16.282</text:p>
          </table:table-cell>
          <table:table-cell office:value-type="percentage" office:value="0.43167718330770455" table:style-name="ce39">
            <text:p>43,2%</text:p>
          </table:table-cell>
          <table:table-cell office:value-type="float" office:value="15820" table:style-name="ce38">
            <text:p>15.820</text:p>
          </table:table-cell>
          <table:table-cell office:value-type="percentage" office:value="0.33190668009399127" table:style-name="ce39">
            <text:p>33,2%</text:p>
          </table:table-cell>
          <table:table-cell office:value-type="float" office:value="5038" table:style-name="ce38">
            <text:p>5.038</text:p>
          </table:table-cell>
          <table:table-cell office:value-type="percentage" office:value="9.5151755529114021E-2" table:style-name="ce39">
            <text:p>9,5%</text:p>
          </table:table-cell>
          <table:table-cell office:value-type="float" office:value="3811" table:style-name="ce38">
            <text:p>3.811</text:p>
          </table:table-cell>
          <table:table-cell office:value-type="percentage" office:value="6.9707889008798082E-2" table:style-name="ce39">
            <text:p>7,0%</text:p>
          </table:table-cell>
          <table:table-cell office:value-type="float" office:value="753" table:style-name="ce38">
            <text:p>753</text:p>
          </table:table-cell>
          <table:table-cell office:value-type="percentage" office:value="3.5569201700519602E-2" table:style-name="ce39">
            <text:p>3,6%</text:p>
          </table:table-cell>
          <table:table-cell office:value-type="float" office:value="10" table:style-name="ce38">
            <text:p>10</text:p>
          </table:table-cell>
          <table:table-cell office:value-type="percentage" office:value="1.590836780146357E-3" table:style-name="ce39">
            <text:p>0,2%</text:p>
          </table:table-cell>
          <table:table-cell office:value-type="float" office:value="92782" table:style-name="ce38">
            <text:p>92.782</text:p>
          </table:table-cell>
          <table:table-cell office:value-type="float" office:value="270788" table:style-name="ce38">
            <text:p>270.788</text:p>
          </table:table-cell>
          <table:table-cell office:value-type="percentage" office:value="0.34263704447759868" table:style-name="ce39">
            <text:p>34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adrid</text:p>
          </table:table-cell>
          <table:table-cell office:value-type="float" office:value="364981" table:style-name="ce38">
            <text:p>364.981</text:p>
          </table:table-cell>
          <table:table-cell office:value-type="percentage" office:value="1" table:style-name="ce39">
            <text:p>100,0%</text:p>
          </table:table-cell>
          <table:table-cell office:value-type="float" office:value="490658" table:style-name="ce38">
            <text:p>490.658</text:p>
          </table:table-cell>
          <table:table-cell office:value-type="percentage" office:value="0.93266626241966544" table:style-name="ce39">
            <text:p>93,3%</text:p>
          </table:table-cell>
          <table:table-cell office:value-type="float" office:value="205827" table:style-name="ce38">
            <text:p>205.827</text:p>
          </table:table-cell>
          <table:table-cell office:value-type="percentage" office:value="0.29264932328389659" table:style-name="ce39">
            <text:p>29,3%</text:p>
          </table:table-cell>
          <table:table-cell office:value-type="float" office:value="426528" table:style-name="ce38">
            <text:p>426.528</text:p>
          </table:table-cell>
          <table:table-cell office:value-type="percentage" office:value="0.4384616096292801" table:style-name="ce39">
            <text:p>43,8%</text:p>
          </table:table-cell>
          <table:table-cell office:value-type="float" office:value="138236" table:style-name="ce38">
            <text:p>138.236</text:p>
          </table:table-cell>
          <table:table-cell office:value-type="percentage" office:value="0.11855869485604702" table:style-name="ce39">
            <text:p>11,9%</text:p>
          </table:table-cell>
          <table:table-cell office:value-type="float" office:value="138155" table:style-name="ce38">
            <text:p>138.155</text:p>
          </table:table-cell>
          <table:table-cell office:value-type="percentage" office:value="0.10250666658752336" table:style-name="ce39">
            <text:p>10,3%</text:p>
          </table:table-cell>
          <table:table-cell office:value-type="float" office:value="26103" table:style-name="ce38">
            <text:p>26.103</text:p>
          </table:table-cell>
          <table:table-cell office:value-type="percentage" office:value="5.4413444621400998E-2" table:style-name="ce39">
            <text:p>5,4%</text:p>
          </table:table-cell>
          <table:table-cell office:value-type="float" office:value="404" table:style-name="ce38">
            <text:p>404</text:p>
          </table:table-cell>
          <table:table-cell office:value-type="percentage" office:value="2.973627457474919E-3" table:style-name="ce39">
            <text:p>0,3%</text:p>
          </table:table-cell>
          <table:table-cell office:value-type="float" office:value="1790892" table:style-name="ce38">
            <text:p>1.790.892</text:p>
          </table:table-cell>
          <table:table-cell office:value-type="float" office:value="5695623" table:style-name="ce38">
            <text:p>5.695.623</text:p>
          </table:table-cell>
          <table:table-cell office:value-type="percentage" office:value="0.3144330304165146" table:style-name="ce39">
            <text:p>31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urcia</text:p>
          </table:table-cell>
          <table:table-cell office:value-type="float" office:value="71738" table:style-name="ce38">
            <text:p>71.738</text:p>
          </table:table-cell>
          <table:table-cell office:value-type="percentage" office:value="1" table:style-name="ce39">
            <text:p>100,0%</text:p>
          </table:table-cell>
          <table:table-cell office:value-type="float" office:value="95622" table:style-name="ce38">
            <text:p>95.622</text:p>
          </table:table-cell>
          <table:table-cell office:value-type="percentage" office:value="0.92928016793166113" table:style-name="ce39">
            <text:p>92,9%</text:p>
          </table:table-cell>
          <table:table-cell office:value-type="float" office:value="44098" table:style-name="ce38">
            <text:p>44.098</text:p>
          </table:table-cell>
          <table:table-cell office:value-type="percentage" office:value="0.30017221545310363" table:style-name="ce39">
            <text:p>30,0%</text:p>
          </table:table-cell>
          <table:table-cell office:value-type="float" office:value="81239" table:style-name="ce38">
            <text:p>81.239</text:p>
          </table:table-cell>
          <table:table-cell office:value-type="percentage" office:value="0.38094590539070411" table:style-name="ce39">
            <text:p>38,1%</text:p>
          </table:table-cell>
          <table:table-cell office:value-type="float" office:value="48391" table:style-name="ce38">
            <text:p>48.391</text:p>
          </table:table-cell>
          <table:table-cell office:value-type="percentage" office:value="0.19039806104101009" table:style-name="ce39">
            <text:p>19,0%</text:p>
          </table:table-cell>
          <table:table-cell office:value-type="float" office:value="28775" table:style-name="ce38">
            <text:p>28.775</text:p>
          </table:table-cell>
          <table:table-cell office:value-type="percentage" office:value="9.6850303593306139E-2" table:style-name="ce39">
            <text:p>9,7%</text:p>
          </table:table-cell>
          <table:table-cell office:value-type="float" office:value="6888" table:style-name="ce38">
            <text:p>6.888</text:p>
          </table:table-cell>
          <table:table-cell office:value-type="percentage" office:value="5.8044780773087716E-2" table:style-name="ce39">
            <text:p>5,8%</text:p>
          </table:table-cell>
          <table:table-cell office:value-type="float" office:value="127" table:style-name="ce38">
            <text:p>127</text:p>
          </table:table-cell>
          <table:table-cell office:value-type="percentage" office:value="3.6586771145425212E-3" table:style-name="ce39">
            <text:p>0,4%</text:p>
          </table:table-cell>
          <table:table-cell office:value-type="float" office:value="376878" table:style-name="ce38">
            <text:p>376.878</text:p>
          </table:table-cell>
          <table:table-cell office:value-type="float" office:value="1237479" table:style-name="ce38">
            <text:p>1.237.479</text:p>
          </table:table-cell>
          <table:table-cell office:value-type="percentage" office:value="0.30455304696079694" table:style-name="ce39">
            <text:p>30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Navarra</text:p>
          </table:table-cell>
          <table:table-cell office:value-type="float" office:value="41750" table:style-name="ce38">
            <text:p>41.750</text:p>
          </table:table-cell>
          <table:table-cell office:value-type="percentage" office:value="1" table:style-name="ce39">
            <text:p>100,0%</text:p>
          </table:table-cell>
          <table:table-cell office:value-type="float" office:value="54953" table:style-name="ce38">
            <text:p>54.953</text:p>
          </table:table-cell>
          <table:table-cell office:value-type="percentage" office:value="0.98496200172067683" table:style-name="ce39">
            <text:p>98,5%</text:p>
          </table:table-cell>
          <table:table-cell office:value-type="float" office:value="20148" table:style-name="ce38">
            <text:p>20.148</text:p>
          </table:table-cell>
          <table:table-cell office:value-type="percentage" office:value="0.2728454579925248" table:style-name="ce39">
            <text:p>27,3%</text:p>
          </table:table-cell>
          <table:table-cell office:value-type="float" office:value="49923" table:style-name="ce38">
            <text:p>49.923</text:p>
          </table:table-cell>
          <table:table-cell office:value-type="percentage" office:value="0.51629883963844703" table:style-name="ce39">
            <text:p>51,6%</text:p>
          </table:table-cell>
          <table:table-cell office:value-type="float" office:value="18356" table:style-name="ce38">
            <text:p>18.356</text:p>
          </table:table-cell>
          <table:table-cell office:value-type="percentage" office:value="0.16995981555897113" table:style-name="ce39">
            <text:p>17,0%</text:p>
          </table:table-cell>
          <table:table-cell office:value-type="float" office:value="12390" table:style-name="ce38">
            <text:p>12.390</text:p>
          </table:table-cell>
          <table:table-cell office:value-type="percentage" office:value="0.10771477752855876" table:style-name="ce39">
            <text:p>10,8%</text:p>
          </table:table-cell>
          <table:table-cell office:value-type="float" office:value="2212" table:style-name="ce38">
            <text:p>2.212</text:p>
          </table:table-cell>
          <table:table-cell office:value-type="percentage" office:value="4.560354602618287E-2" table:style-name="ce39">
            <text:p>4,6%</text:p>
          </table:table-cell>
          <table:table-cell office:value-type="float" office:value="9" table:style-name="ce38">
            <text:p>9</text:p>
          </table:table-cell>
          <table:table-cell office:value-type="percentage" office:value="6.4720264633970944E-4" table:style-name="ce39">
            <text:p>0,1%</text:p>
          </table:table-cell>
          <table:table-cell office:value-type="float" office:value="199741" table:style-name="ce38">
            <text:p>199.741</text:p>
          </table:table-cell>
          <table:table-cell office:value-type="float" office:value="552935" table:style-name="ce38">
            <text:p>552.935</text:p>
          </table:table-cell>
          <table:table-cell office:value-type="percentage" office:value="0.36123775850687695" table:style-name="ce39">
            <text:p>36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País Vasco</text:p>
          </table:table-cell>
          <table:table-cell office:value-type="float" office:value="159264" table:style-name="ce38">
            <text:p>159.264</text:p>
          </table:table-cell>
          <table:table-cell office:value-type="percentage" office:value="1.0083190883190882" table:style-name="ce39">
            <text:p>100,8%</text:p>
          </table:table-cell>
          <table:table-cell office:value-type="float" office:value="207038" table:style-name="ce38">
            <text:p>207.038</text:p>
          </table:table-cell>
          <table:table-cell office:value-type="percentage" office:value="0.97163989281071517" table:style-name="ce39">
            <text:p>97,2%</text:p>
          </table:table-cell>
          <table:table-cell office:value-type="float" office:value="88844" table:style-name="ce38">
            <text:p>88.844</text:p>
          </table:table-cell>
          <table:table-cell office:value-type="percentage" office:value="0.31716520478796512" table:style-name="ce39">
            <text:p>31,7%</text:p>
          </table:table-cell>
          <table:table-cell office:value-type="float" office:value="159659" table:style-name="ce38">
            <text:p>159.659</text:p>
          </table:table-cell>
          <table:table-cell office:value-type="percentage" office:value="0.46961706233068706" table:style-name="ce39">
            <text:p>47,0%</text:p>
          </table:table-cell>
          <table:table-cell office:value-type="float" office:value="47775" table:style-name="ce38">
            <text:p>47.775</text:p>
          </table:table-cell>
          <table:table-cell office:value-type="percentage" office:value="0.13192666782646154" table:style-name="ce39">
            <text:p>13,2%</text:p>
          </table:table-cell>
          <table:table-cell office:value-type="float" office:value="41584" table:style-name="ce38">
            <text:p>41.584</text:p>
          </table:table-cell>
          <table:table-cell office:value-type="percentage" office:value="0.11464616945489033" table:style-name="ce39">
            <text:p>11,5%</text:p>
          </table:table-cell>
          <table:table-cell office:value-type="float" office:value="7792" table:style-name="ce38">
            <text:p>7.792</text:p>
          </table:table-cell>
          <table:table-cell office:value-type="percentage" office:value="5.5529029453475195E-2" table:style-name="ce39">
            <text:p>5,6%</text:p>
          </table:table-cell>
          <table:table-cell office:value-type="float" office:value="38" table:style-name="ce38">
            <text:p>38</text:p>
          </table:table-cell>
          <table:table-cell office:value-type="percentage" office:value="9.0856924254016831E-4" table:style-name="ce39">
            <text:p>0,1%</text:p>
          </table:table-cell>
          <table:table-cell office:value-type="float" office:value="711994" table:style-name="ce38">
            <text:p>711.994</text:p>
          </table:table-cell>
          <table:table-cell office:value-type="float" office:value="1898123" table:style-name="ce38">
            <text:p>1.898.123</text:p>
          </table:table-cell>
          <table:table-cell office:value-type="percentage" office:value="0.37510424772261863" table:style-name="ce39">
            <text:p>37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euta</text:p>
          </table:table-cell>
          <table:table-cell office:value-type="float" office:value="2310" table:style-name="ce38">
            <text:p>2.310</text:p>
          </table:table-cell>
          <table:table-cell office:value-type="percentage" office:value="0.88675623800383874" table:style-name="ce39">
            <text:p>88,7%</text:p>
          </table:table-cell>
          <table:table-cell office:value-type="float" office:value="3659" table:style-name="ce38">
            <text:p>3.659</text:p>
          </table:table-cell>
          <table:table-cell office:value-type="percentage" office:value="0.84738304770727191" table:style-name="ce39">
            <text:p>84,7%</text:p>
          </table:table-cell>
          <table:table-cell office:value-type="float" office:value="1972" table:style-name="ce38">
            <text:p>1.972</text:p>
          </table:table-cell>
          <table:table-cell office:value-type="percentage" office:value="0.25098638157057401" table:style-name="ce39">
            <text:p>25,1%</text:p>
          </table:table-cell>
          <table:table-cell office:value-type="float" office:value="7235" table:style-name="ce38">
            <text:p>7.235</text:p>
          </table:table-cell>
          <table:table-cell office:value-type="percentage" office:value="0.62608168916580131" table:style-name="ce39">
            <text:p>62,6%</text:p>
          </table:table-cell>
          <table:table-cell office:value-type="float" office:value="3593" table:style-name="ce38">
            <text:p>3.593</text:p>
          </table:table-cell>
          <table:table-cell office:value-type="percentage" office:value="0.28421135896218952" table:style-name="ce39">
            <text:p>28,4%</text:p>
          </table:table-cell>
          <table:table-cell office:value-type="float" office:value="1839" table:style-name="ce38">
            <text:p>1.839</text:p>
          </table:table-cell>
          <table:table-cell office:value-type="percentage" office:value="0.10554407713498623" table:style-name="ce39">
            <text:p>10,6%</text:p>
          </table:table-cell>
          <table:table-cell office:value-type="float" office:value="449" table:style-name="ce38">
            <text:p>449</text:p>
          </table:table-cell>
          <table:table-cell office:value-type="percentage" office:value="5.9227014905685264E-2" table:style-name="ce39">
            <text:p>5,9%</text:p>
          </table:table-cell>
          <table:table-cell office:value-type="float" office:value="7" table:style-name="ce38">
            <text:p>7</text:p>
          </table:table-cell>
          <table:table-cell office:value-type="percentage" office:value="3.2183908045977012E-3" table:style-name="ce39">
            <text:p>0,3%</text:p>
          </table:table-cell>
          <table:table-cell office:value-type="float" office:value="21064" table:style-name="ce38">
            <text:p>21.064</text:p>
          </table:table-cell>
          <table:table-cell office:value-type="float" office:value="66158" table:style-name="ce38">
            <text:p>66.158</text:p>
          </table:table-cell>
          <table:table-cell office:value-type="percentage" office:value="0.31838931043864688" table:style-name="ce39">
            <text:p>31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elilla</text:p>
          </table:table-cell>
          <table:table-cell office:value-type="float" office:value="1841" table:style-name="ce38">
            <text:p>1.841</text:p>
          </table:table-cell>
          <table:table-cell office:value-type="percentage" office:value="0.78373776074925505" table:style-name="ce39">
            <text:p>78,4%</text:p>
          </table:table-cell>
          <table:table-cell office:value-type="float" office:value="2953" table:style-name="ce38">
            <text:p>2.953</text:p>
          </table:table-cell>
          <table:table-cell office:value-type="percentage" office:value="0.78788687299893279" table:style-name="ce39">
            <text:p>78,8%</text:p>
          </table:table-cell>
          <table:table-cell office:value-type="float" office:value="2779" table:style-name="ce38">
            <text:p>2.779</text:p>
          </table:table-cell>
          <table:table-cell office:value-type="percentage" office:value="0.35505302159192537" table:style-name="ce39">
            <text:p>35,5%</text:p>
          </table:table-cell>
          <table:table-cell office:value-type="float" office:value="6870" table:style-name="ce38">
            <text:p>6.870</text:p>
          </table:table-cell>
          <table:table-cell office:value-type="percentage" office:value="0.60801840870873525" table:style-name="ce39">
            <text:p>60,8%</text:p>
          </table:table-cell>
          <table:table-cell office:value-type="float" office:value="3393" table:style-name="ce38">
            <text:p>3.393</text:p>
          </table:table-cell>
          <table:table-cell office:value-type="percentage" office:value="0.28270288285285788" table:style-name="ce39">
            <text:p>28,3%</text:p>
          </table:table-cell>
          <table:table-cell office:value-type="float" office:value="1752" table:style-name="ce38">
            <text:p>1.752</text:p>
          </table:table-cell>
          <table:table-cell office:value-type="percentage" office:value="9.6833029348366767E-2" table:style-name="ce39">
            <text:p>9,7%</text:p>
          </table:table-cell>
          <table:table-cell office:value-type="float" office:value="270" table:style-name="ce38">
            <text:p>270</text:p>
          </table:table-cell>
          <table:table-cell office:value-type="percentage" office:value="3.163074039362699E-2" table:style-name="ce39">
            <text:p>3,2%</text:p>
          </table:table-cell>
          <table:table-cell office:value-type="float" office:value="6" table:style-name="ce38">
            <text:p>6</text:p>
          </table:table-cell>
          <table:table-cell office:value-type="percentage" office:value="2.5817555938037868E-3" table:style-name="ce39">
            <text:p>0,3%</text:p>
          </table:table-cell>
          <table:table-cell office:value-type="float" office:value="19864" table:style-name="ce38">
            <text:p>19.864</text:p>
          </table:table-cell>
          <table:table-cell office:value-type="float" office:value="66178" table:style-name="ce38">
            <text:p>66.178</text:p>
          </table:table-cell>
          <table:table-cell office:value-type="percentage" office:value="0.30016017407597689" table:style-name="ce39">
            <text:p>30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Fuerzas Armadas</text:p>
          </table:table-cell>
          <table:table-cell office:value-type="float" office:value="8" table:style-name="ce38">
            <text:p>8</text:p>
          </table:table-cell>
          <table:table-cell office:value-type="string" table:style-name="ce39">
            <text:p>-</text:p>
          </table:table-cell>
          <table:table-cell office:value-type="float" office:value="6" table:style-name="ce38">
            <text:p>6</text:p>
          </table:table-cell>
          <table:table-cell office:value-type="string" table:style-name="ce39">
            <text:p>-</text:p>
          </table:table-cell>
          <table:table-cell office:value-type="float" office:value="1079" table:style-name="ce38">
            <text:p>1.079</text:p>
          </table:table-cell>
          <table:table-cell office:value-type="string" table:style-name="ce39">
            <text:p>-</text:p>
          </table:table-cell>
          <table:table-cell office:value-type="float" office:value="3669" table:style-name="ce38">
            <text:p>3.669</text:p>
          </table:table-cell>
          <table:table-cell office:value-type="string" table:style-name="ce39">
            <text:p>-</text:p>
          </table:table-cell>
          <table:table-cell office:value-type="float" office:value="7382" table:style-name="ce38">
            <text:p>7.382</text:p>
          </table:table-cell>
          <table:table-cell office:value-type="string" table:style-name="ce39">
            <text:p>-</text:p>
          </table:table-cell>
          <table:table-cell office:value-type="float" office:value="12468" table:style-name="ce38">
            <text:p>12.468</text:p>
          </table:table-cell>
          <table:table-cell office:value-type="string" table:style-name="ce39">
            <text:p>-</text:p>
          </table:table-cell>
          <table:table-cell office:value-type="float" office:value="1871" table:style-name="ce38">
            <text:p>1.871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26483" table:style-name="ce38">
            <text:p>26.483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/>
        </table:table-row>
        <table:table-row table:style-name="ro4">
          <table:table-cell office:value-type="string" table:style-name="ce40">
            <text:p>Sanidad Exterior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number-columns-repeated="16364" table:style-name="ce41"/>
        </table:table-row>
        <table:table-row table:style-name="ro7">
          <table:table-cell office:value-type="string" table:style-name="ce42">
            <text:p>Total España</text:p>
          </table:table-cell>
          <table:table-cell office:value-type="float" office:value="2860396" table:style-name="ce43">
            <text:p>2.860.396</text:p>
          </table:table-cell>
          <table:table-cell office:value-type="percentage" office:value="1" table:style-name="ce44">
            <text:p>100,0%</text:p>
          </table:table-cell>
          <table:table-cell office:value-type="float" office:value="3789259" table:style-name="ce43">
            <text:p>3.789.259</text:p>
          </table:table-cell>
          <table:table-cell office:value-type="percentage" office:value="0.9568727123050369" table:style-name="ce44">
            <text:p>95,7%</text:p>
          </table:table-cell>
          <table:table-cell office:value-type="float" office:value="1426336" table:style-name="ce43">
            <text:p>1.426.336</text:p>
          </table:table-cell>
          <table:table-cell office:value-type="percentage" office:value="0.26725496375669711" table:style-name="ce44">
            <text:p>26,7%</text:p>
          </table:table-cell>
          <table:table-cell office:value-type="float" office:value="2952122" table:style-name="ce43">
            <text:p>2.952.122</text:p>
          </table:table-cell>
          <table:table-cell office:value-type="percentage" office:value="0.41973461697813236" table:style-name="ce44">
            <text:p>42,0%</text:p>
          </table:table-cell>
          <table:table-cell office:value-type="float" office:value="995055" table:style-name="ce43">
            <text:p>995.055</text:p>
          </table:table-cell>
          <table:table-cell office:value-type="percentage" office:value="0.12608821099841519" table:style-name="ce44">
            <text:p>12,6%</text:p>
          </table:table-cell>
          <table:table-cell office:value-type="float" office:value="821860" table:style-name="ce43">
            <text:p>821.860</text:p>
          </table:table-cell>
          <table:table-cell office:value-type="percentage" office:value="9.3240860158450234E-2" table:style-name="ce44">
            <text:p>9,3%</text:p>
          </table:table-cell>
          <table:table-cell office:value-type="float" office:value="159901" table:style-name="ce43">
            <text:p>159.901</text:p>
          </table:table-cell>
          <table:table-cell office:value-type="percentage" office:value="4.8304095793159467E-2" table:style-name="ce44">
            <text:p>4,8%</text:p>
          </table:table-cell>
          <table:table-cell office:value-type="float" office:value="2442" table:style-name="ce43">
            <text:p>2.442</text:p>
          </table:table-cell>
          <table:table-cell office:value-type="percentage" office:value="2.5731021264444724E-3" table:style-name="ce44">
            <text:p>0,3%</text:p>
          </table:table-cell>
          <table:table-cell office:value-type="float" office:value="13007371" table:style-name="ce43">
            <text:p>13.007.371</text:p>
          </table:table-cell>
          <table:table-cell office:value-type="float" office:value="40129822" table:style-name="ce43">
            <text:p>40.129.822</text:p>
          </table:table-cell>
          <table:table-cell office:value-type="percentage" office:value="0.32413228745445222" table:style-name="ce44">
            <text:p>32,4%</text:p>
          </table:table-cell>
          <table:table-cell table:number-columns-repeated="16364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6-15T12:08:03Z</meta:creation-date>
    <dc:date>2021-06-15T12:08:20Z</dc:date>
  </office:meta>
</office:document-meta>
</file>